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3.54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EMMA_arranged_rand" table:style-name="ta1">
        <table:shapes>
          <draw:frame draw:z-index="0" draw:style-name="gr1" draw:text-style-name="P1" svg:width="719.46pt" svg:height="532.32pt" svg:x="312.04pt" svg:y="670.11pt">
            <loext:p draw:notify-on-update-of-ranges="OEMMA_arranged_rand.A2:OEMMA_arranged_rand.A2 OEMMA_arranged_rand.A3:OEMMA_arranged_rand.A102 OEMMA_arranged_rand.B2:OEMMA_arranged_rand.B2 OEMMA_arranged_rand.B3:OEMMA_arranged_rand.B102 OEMMA_arranged_rand.A2:OEMMA_arranged_rand.A2 OEMMA_arranged_rand.A3:OEMMA_arranged_rand.A102 OEMMA_arranged_rand.C2:OEMMA_arranged_rand.C2 OEMMA_arranged_rand.C3:OEMMA_arranged_rand.C102 OEMMA_arranged_rand.A2:OEMMA_arranged_rand.A2 OEMMA_arranged_rand.A3:OEMMA_arranged_rand.A102 OEMMA_arranged_rand.D2:OEMMA_arranged_rand.D2 OEMMA_arranged_rand.D3:OEMMA_arranged_rand.D102 OEMMA_arranged_rand.A2:OEMMA_arranged_rand.A2 OEMMA_arranged_rand.A3:OEMMA_arranged_rand.A102 OEMMA_arranged_rand.E2:OEMMA_arranged_rand.E2 OEMMA_arranged_rand.E3:OEMMA_arranged_rand.E102 OEMMA_arranged_rand.A2:OEMMA_arranged_rand.A2 OEMMA_arranged_rand.A3:OEMMA_arranged_rand.A102 OEMMA_arranged_rand.F2:OEMMA_arranged_rand.F2 OEMMA_arranged_rand.F3:OEMMA_arranged_rand.F102 OEMMA_arranged_rand.A2:OEMMA_arranged_rand.A2 OEMMA_arranged_rand.A3:OEMMA_arranged_rand.A102 OEMMA_arranged_rand.G2:OEMMA_arranged_rand.G2 OEMMA_arranged_rand.G3:OEMMA_arranged_rand.G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ref/OEMMA121101_61b.mzTree qref/OEMMA121101_61b.mz5 qref/OEMMA121101_61b.mzDB qref/OEMMA121101_61b.mzML queries/OEMMA_random.cs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nts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zML</text:p>
          </table:table-cell>
          <table:table-cell office:value-type="string" calcext:value-type="string">
            <text:p>mzdb</text:p>
          </table:table-cell>
          <table:table-cell office:value-type="string" calcext:value-type="string">
            <text:p>MzTree-Single</text:p>
          </table:table-cell>
          <table:table-cell office:value-type="string" calcext:value-type="string">
            <text:p>MzTree-NoSumm</text:p>
          </table:table-cell>
          <table:table-cell office:value-type="string" calcext:value-type="string">
            <text:p>MzTree</text:p>
          </table:table-cell>
        </table:table-row>
        <table:table-row table:style-name="ro1">
          <table:table-cell office:value-type="float" office:value="112196" calcext:value-type="float">
            <text:p>112196</text:p>
          </table:table-cell>
          <table:table-cell office:value-type="float" office:value="0.489922954002395" calcext:value-type="float">
            <text:p>0.489922954</text:p>
          </table:table-cell>
          <table:table-cell office:value-type="float" office:value="3.61551336600678" calcext:value-type="float">
            <text:p>3.615513366</text:p>
          </table:table-cell>
          <table:table-cell office:value-type="float" office:value="0.381088165013352" calcext:value-type="float">
            <text:p>0.38108816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>
          <table:table-cell office:value-type="float" office:value="775136" calcext:value-type="float">
            <text:p>775136</text:p>
          </table:table-cell>
          <table:table-cell office:value-type="float" office:value="0.537948732991936" calcext:value-type="float">
            <text:p>0.537948733</text:p>
          </table:table-cell>
          <table:table-cell office:value-type="float" office:value="3.72213893001026" calcext:value-type="float">
            <text:p>3.72213893</text:p>
          </table:table-cell>
          <table:table-cell office:value-type="float" office:value="0.458463946008123" calcext:value-type="float">
            <text:p>0.458463946</text:p>
          </table:table-cell>
          <table:table-cell office:value-type="float" office:value="0.187" calcext:value-type="float">
            <text:p>0.187</text:p>
          </table:table-cell>
          <table:table-cell office:value-type="float" office:value="0.141" calcext:value-type="float">
            <text:p>0.141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 office:value-type="float" office:value="1568467" calcext:value-type="float">
            <text:p>1568467</text:p>
          </table:table-cell>
          <table:table-cell office:value-type="float" office:value="0.625829683005577" calcext:value-type="float">
            <text:p>0.625829683</text:p>
          </table:table-cell>
          <table:table-cell office:value-type="float" office:value="3.8082916100102" calcext:value-type="float">
            <text:p>3.80829161</text:p>
          </table:table-cell>
          <table:table-cell office:value-type="float" office:value="0.522767725007725" calcext:value-type="float">
            <text:p>0.52276772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783005" calcext:value-type="float">
            <text:p>783005</text:p>
          </table:table-cell>
          <table:table-cell office:value-type="float" office:value="0.534808577998774" calcext:value-type="float">
            <text:p>0.534808578</text:p>
          </table:table-cell>
          <table:table-cell office:value-type="float" office:value="3.82001523800136" calcext:value-type="float">
            <text:p>3.820015238</text:p>
          </table:table-cell>
          <table:table-cell office:value-type="float" office:value="0.427384710987099" calcext:value-type="float">
            <text:p>0.427384711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3" calcext:value-type="float">
            <text:p>0.113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3350611" calcext:value-type="float">
            <text:p>3350611</text:p>
          </table:table-cell>
          <table:table-cell office:value-type="float" office:value="0.902250512008322" calcext:value-type="float">
            <text:p>0.902250512</text:p>
          </table:table-cell>
          <table:table-cell office:value-type="float" office:value="4.13326195100672" calcext:value-type="float">
            <text:p>4.133261951</text:p>
          </table:table-cell>
          <table:table-cell office:value-type="float" office:value="0.638959792995593" calcext:value-type="float">
            <text:p>0.638959793</text:p>
          </table:table-cell>
          <table:table-cell office:value-type="float" office:value="0.435" calcext:value-type="float">
            <text:p>0.435</text:p>
          </table:table-cell>
          <table:table-cell office:value-type="float" office:value="0.916" calcext:value-type="float">
            <text:p>0.916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462092989007942" calcext:value-type="float">
            <text:p>0.462092989</text:p>
          </table:table-cell>
          <table:table-cell office:value-type="float" office:value="3.57573486299952" calcext:value-type="float">
            <text:p>3.575734863</text:p>
          </table:table-cell>
          <table:table-cell office:value-type="float" office:value="0.352946846003761" calcext:value-type="float">
            <text:p>0.35294684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25" calcext:value-type="float">
            <text:p>0.02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809082" calcext:value-type="float">
            <text:p>3809082</text:p>
          </table:table-cell>
          <table:table-cell office:value-type="float" office:value="0.920073989997036" calcext:value-type="float">
            <text:p>0.92007399</text:p>
          </table:table-cell>
          <table:table-cell office:value-type="float" office:value="4.12183062000258" calcext:value-type="float">
            <text:p>4.12183062</text:p>
          </table:table-cell>
          <table:table-cell office:value-type="float" office:value="0.701142441001139" calcext:value-type="float">
            <text:p>0.701142441</text:p>
          </table:table-cell>
          <table:table-cell office:value-type="float" office:value="0.456" calcext:value-type="float">
            <text:p>0.456</text:p>
          </table:table-cell>
          <table:table-cell office:value-type="float" office:value="0.315" calcext:value-type="float">
            <text:p>0.315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3172391" calcext:value-type="float">
            <text:p>3172391</text:p>
          </table:table-cell>
          <table:table-cell office:value-type="float" office:value="0.812363693999941" calcext:value-type="float">
            <text:p>0.812363694</text:p>
          </table:table-cell>
          <table:table-cell office:value-type="float" office:value="3.9923593160056" calcext:value-type="float">
            <text:p>3.992359316</text:p>
          </table:table-cell>
          <table:table-cell office:value-type="float" office:value="0.600041473997408" calcext:value-type="float">
            <text:p>0.600041474</text:p>
          </table:table-cell>
          <table:table-cell office:value-type="float" office:value="0.4" calcext:value-type="float">
            <text:p>0.4</text:p>
          </table:table-cell>
          <table:table-cell office:value-type="float" office:value="0.146" calcext:value-type="float">
            <text:p>0.14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92646" calcext:value-type="float">
            <text:p>92646</text:p>
          </table:table-cell>
          <table:table-cell office:value-type="float" office:value="0.471408122000867" calcext:value-type="float">
            <text:p>0.471408122</text:p>
          </table:table-cell>
          <table:table-cell office:value-type="float" office:value="3.59058865100087" calcext:value-type="float">
            <text:p>3.590588651</text:p>
          </table:table-cell>
          <table:table-cell office:value-type="float" office:value="0.403559301994392" calcext:value-type="float">
            <text:p>0.403559302</text:p>
          </table:table-cell>
          <table:table-cell office:value-type="float" office:value="0.058" calcext:value-type="float">
            <text:p>0.058</text:p>
          </table:table-cell>
          <table:table-cell office:value-type="float" office:value="0.108" calcext:value-type="float">
            <text:p>0.108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3075028" calcext:value-type="float">
            <text:p>3075028</text:p>
          </table:table-cell>
          <table:table-cell office:value-type="float" office:value="0.726618532993598" calcext:value-type="float">
            <text:p>0.726618533</text:p>
          </table:table-cell>
          <table:table-cell office:value-type="float" office:value="4.03366198400909" calcext:value-type="float">
            <text:p>4.033661984</text:p>
          </table:table-cell>
          <table:table-cell office:value-type="float" office:value="0.549089417996584" calcext:value-type="float">
            <text:p>0.549089418</text:p>
          </table:table-cell>
          <table:table-cell office:value-type="float" office:value="0.374" calcext:value-type="float">
            <text:p>0.374</text:p>
          </table:table-cell>
          <table:table-cell office:value-type="float" office:value="0.14" calcext:value-type="float">
            <text:p>0.14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5247" calcext:value-type="float">
            <text:p>5247</text:p>
          </table:table-cell>
          <table:table-cell office:value-type="float" office:value="0.495116061996669" calcext:value-type="float">
            <text:p>0.495116062</text:p>
          </table:table-cell>
          <table:table-cell office:value-type="float" office:value="3.64688460799516" calcext:value-type="float">
            <text:p>3.646884608</text:p>
          </table:table-cell>
          <table:table-cell office:value-type="float" office:value="0.36101639700064" calcext:value-type="float">
            <text:p>0.36101639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6" calcext:value-type="float">
            <text:p>0.156</text:p>
          </table:table-cell>
        </table:table-row>
        <table:table-row table:style-name="ro1">
          <table:table-cell office:value-type="float" office:value="1452532" calcext:value-type="float">
            <text:p>1452532</text:p>
          </table:table-cell>
          <table:table-cell office:value-type="float" office:value="0.608447474995046" calcext:value-type="float">
            <text:p>0.608447475</text:p>
          </table:table-cell>
          <table:table-cell office:value-type="float" office:value="3.80472237100184" calcext:value-type="float">
            <text:p>3.804722371</text:p>
          </table:table-cell>
          <table:table-cell office:value-type="float" office:value="0.46307643999171" calcext:value-type="float">
            <text:p>0.46307644</text:p>
          </table:table-cell>
          <table:table-cell office:value-type="float" office:value="0.239" calcext:value-type="float">
            <text:p>0.239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324127" calcext:value-type="float">
            <text:p>324127</text:p>
          </table:table-cell>
          <table:table-cell office:value-type="float" office:value="0.522333862012601" calcext:value-type="float">
            <text:p>0.522333862</text:p>
          </table:table-cell>
          <table:table-cell office:value-type="float" office:value="3.74355260298762" calcext:value-type="float">
            <text:p>3.743552603</text:p>
          </table:table-cell>
          <table:table-cell office:value-type="float" office:value="0.390148483013036" calcext:value-type="float">
            <text:p>0.390148483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366379" calcext:value-type="float">
            <text:p>1366379</text:p>
          </table:table-cell>
          <table:table-cell office:value-type="float" office:value="0.558563628001139" calcext:value-type="float">
            <text:p>0.558563628</text:p>
          </table:table-cell>
          <table:table-cell office:value-type="float" office:value="3.74441574800585" calcext:value-type="float">
            <text:p>3.744415748</text:p>
          </table:table-cell>
          <table:table-cell office:value-type="float" office:value="0.464273149991641" calcext:value-type="float">
            <text:p>0.464273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8" calcext:value-type="float">
            <text:p>0.0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5888280" calcext:value-type="float">
            <text:p>5888280</text:p>
          </table:table-cell>
          <table:table-cell office:value-type="float" office:value="1.45059672799835" calcext:value-type="float">
            <text:p>1.450596728</text:p>
          </table:table-cell>
          <table:table-cell office:value-type="float" office:value="4.84500631199626" calcext:value-type="float">
            <text:p>4.845006312</text:p>
          </table:table-cell>
          <table:table-cell office:value-type="float" office:value="0.900553936997312" calcext:value-type="float">
            <text:p>0.900553937</text:p>
          </table:table-cell>
          <table:table-cell office:value-type="float" office:value="1.863" calcext:value-type="float">
            <text:p>1.863</text:p>
          </table:table-cell>
          <table:table-cell office:value-type="float" office:value="0.399" calcext:value-type="float">
            <text:p>0.399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351944" calcext:value-type="float">
            <text:p>3351944</text:p>
          </table:table-cell>
          <table:table-cell office:value-type="float" office:value="0.77636039799836" calcext:value-type="float">
            <text:p>0.776360398</text:p>
          </table:table-cell>
          <table:table-cell office:value-type="float" office:value="4.093833662002" calcext:value-type="float">
            <text:p>4.093833662</text:p>
          </table:table-cell>
          <table:table-cell office:value-type="float" office:value="0.564589875008096" calcext:value-type="float">
            <text:p>0.564589875</text:p>
          </table:table-cell>
          <table:table-cell office:value-type="float" office:value="0.418" calcext:value-type="float">
            <text:p>0.418</text:p>
          </table:table-cell>
          <table:table-cell office:value-type="float" office:value="1.619" calcext:value-type="float">
            <text:p>1.61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3535738" calcext:value-type="float">
            <text:p>3535738</text:p>
          </table:table-cell>
          <table:table-cell office:value-type="float" office:value="0.656483141996432" calcext:value-type="float">
            <text:p>0.656483142</text:p>
          </table:table-cell>
          <table:table-cell office:value-type="float" office:value="3.86478288500803" calcext:value-type="float">
            <text:p>3.864782885</text:p>
          </table:table-cell>
          <table:table-cell office:value-type="float" office:value="0.4855888710008" calcext:value-type="float">
            <text:p>0.485588871</text:p>
          </table:table-cell>
          <table:table-cell office:value-type="float" office:value="0.412" calcext:value-type="float">
            <text:p>0.412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2031704" calcext:value-type="float">
            <text:p>2031704</text:p>
          </table:table-cell>
          <table:table-cell office:value-type="float" office:value="0.516052684994065" calcext:value-type="float">
            <text:p>0.516052685</text:p>
          </table:table-cell>
          <table:table-cell office:value-type="float" office:value="3.67903350200504" calcext:value-type="float">
            <text:p>3.679033502</text:p>
          </table:table-cell>
          <table:table-cell office:value-type="float" office:value="0.418160444998648" calcext:value-type="float">
            <text:p>0.418160445</text:p>
          </table:table-cell>
          <table:table-cell office:value-type="float" office:value="0.293" calcext:value-type="float">
            <text:p>0.293</text:p>
          </table:table-cell>
          <table:table-cell office:value-type="float" office:value="0.118" calcext:value-type="float">
            <text:p>0.118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3059537" calcext:value-type="float">
            <text:p>3059537</text:p>
          </table:table-cell>
          <table:table-cell office:value-type="float" office:value="0.961256025999319" calcext:value-type="float">
            <text:p>0.961256026</text:p>
          </table:table-cell>
          <table:table-cell office:value-type="float" office:value="4.17608989900327" calcext:value-type="float">
            <text:p>4.176089899</text:p>
          </table:table-cell>
          <table:table-cell office:value-type="float" office:value="0.680647355009569" calcext:value-type="float">
            <text:p>0.680647355</text:p>
          </table:table-cell>
          <table:table-cell office:value-type="float" office:value="0.447" calcext:value-type="float">
            <text:p>0.447</text:p>
          </table:table-cell>
          <table:table-cell office:value-type="float" office:value="0.363" calcext:value-type="float">
            <text:p>0.36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54985" calcext:value-type="float">
            <text:p>654985</text:p>
          </table:table-cell>
          <table:table-cell office:value-type="float" office:value="0.527984768006718" calcext:value-type="float">
            <text:p>0.527984768</text:p>
          </table:table-cell>
          <table:table-cell office:value-type="float" office:value="3.72042917799263" calcext:value-type="float">
            <text:p>3.720429178</text:p>
          </table:table-cell>
          <table:table-cell office:value-type="float" office:value="0.411261394998292" calcext:value-type="float">
            <text:p>0.411261395</text:p>
          </table:table-cell>
          <table:table-cell office:value-type="float" office:value="0.171" calcext:value-type="float">
            <text:p>0.17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float" office:value="7183607" calcext:value-type="float">
            <text:p>7183607</text:p>
          </table:table-cell>
          <table:table-cell office:value-type="float" office:value="1.69638580299215" calcext:value-type="float">
            <text:p>1.696385803</text:p>
          </table:table-cell>
          <table:table-cell office:value-type="float" office:value="5.05649344199628" calcext:value-type="float">
            <text:p>5.056493442</text:p>
          </table:table-cell>
          <table:table-cell office:value-type="float" office:value="0.987954822994652" calcext:value-type="float">
            <text:p>0.987954823</text:p>
          </table:table-cell>
          <table:table-cell office:value-type="float" office:value="1.691" calcext:value-type="float">
            <text:p>1.691</text:p>
          </table:table-cell>
          <table:table-cell office:value-type="float" office:value="0.272" calcext:value-type="float">
            <text:p>0.272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66278" calcext:value-type="float">
            <text:p>66278</text:p>
          </table:table-cell>
          <table:table-cell office:value-type="float" office:value="0.508606200004579" calcext:value-type="float">
            <text:p>0.5086062</text:p>
          </table:table-cell>
          <table:table-cell office:value-type="float" office:value="3.6438158069941" calcext:value-type="float">
            <text:p>3.643815807</text:p>
          </table:table-cell>
          <table:table-cell office:value-type="float" office:value="0.39329667299171" calcext:value-type="float">
            <text:p>0.3932966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04" calcext:value-type="float">
            <text:p>0.04</text:p>
          </table:table-cell>
          <table:table-cell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75205" calcext:value-type="float">
            <text:p>75205</text:p>
          </table:table-cell>
          <table:table-cell office:value-type="float" office:value="0.495110396004748" calcext:value-type="float">
            <text:p>0.495110396</text:p>
          </table:table-cell>
          <table:table-cell office:value-type="float" office:value="3.67565946599643" calcext:value-type="float">
            <text:p>3.675659466</text:p>
          </table:table-cell>
          <table:table-cell office:value-type="float" office:value="0.377010070995311" calcext:value-type="float">
            <text:p>0.37701007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27" calcext:value-type="float">
            <text:p>0.027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474353" calcext:value-type="float">
            <text:p>474353</text:p>
          </table:table-cell>
          <table:table-cell office:value-type="float" office:value="0.52457434500684" calcext:value-type="float">
            <text:p>0.524574345</text:p>
          </table:table-cell>
          <table:table-cell office:value-type="float" office:value="3.69029823799792" calcext:value-type="float">
            <text:p>3.690298238</text:p>
          </table:table-cell>
          <table:table-cell office:value-type="float" office:value="0.425507324995124" calcext:value-type="float">
            <text:p>0.42550732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79" calcext:value-type="float">
            <text:p>0.179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88448" calcext:value-type="float">
            <text:p>88448</text:p>
          </table:table-cell>
          <table:table-cell office:value-type="float" office:value="0.465110063989414" calcext:value-type="float">
            <text:p>0.465110064</text:p>
          </table:table-cell>
          <table:table-cell office:value-type="float" office:value="3.56713717000093" calcext:value-type="float">
            <text:p>3.56713717</text:p>
          </table:table-cell>
          <table:table-cell office:value-type="float" office:value="0.393847561994335" calcext:value-type="float">
            <text:p>0.3938475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18" calcext:value-type="float">
            <text:p>0.018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70604" calcext:value-type="float">
            <text:p>70604</text:p>
          </table:table-cell>
          <table:table-cell office:value-type="float" office:value="0.495834096000181" calcext:value-type="float">
            <text:p>0.495834096</text:p>
          </table:table-cell>
          <table:table-cell office:value-type="float" office:value="3.66529173700837" calcext:value-type="float">
            <text:p>3.665291737</text:p>
          </table:table-cell>
          <table:table-cell office:value-type="float" office:value="0.375021604995709" calcext:value-type="float">
            <text:p>0.375021605</text:p>
          </table:table-cell>
          <table:table-cell office:value-type="float" office:value="0.03" calcext:value-type="float">
            <text:p>0.0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8322523" calcext:value-type="float">
            <text:p>8322523</text:p>
          </table:table-cell>
          <table:table-cell office:value-type="float" office:value="0.704627038998297" calcext:value-type="float">
            <text:p>0.704627039</text:p>
          </table:table-cell>
          <table:table-cell office:value-type="float" office:value="3.89465965300042" calcext:value-type="float">
            <text:p>3.894659653</text:p>
          </table:table-cell>
          <table:table-cell office:value-type="float" office:value="0.567015763997915" calcext:value-type="float">
            <text:p>0.567015764</text:p>
          </table:table-cell>
          <table:table-cell office:value-type="float" office:value="1.878" calcext:value-type="float">
            <text:p>1.878</text:p>
          </table:table-cell>
          <table:table-cell office:value-type="float" office:value="0.395" calcext:value-type="float">
            <text:p>0.395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952940" calcext:value-type="float">
            <text:p>2952940</text:p>
          </table:table-cell>
          <table:table-cell office:value-type="float" office:value="0.747650625009555" calcext:value-type="float">
            <text:p>0.747650625</text:p>
          </table:table-cell>
          <table:table-cell office:value-type="float" office:value="3.97349386800488" calcext:value-type="float">
            <text:p>3.973493868</text:p>
          </table:table-cell>
          <table:table-cell office:value-type="float" office:value="0.54940417400212" calcext:value-type="float">
            <text:p>0.549404174</text:p>
          </table:table-cell>
          <table:table-cell office:value-type="float" office:value="0.396" calcext:value-type="float">
            <text:p>0.396</text:p>
          </table:table-cell>
          <table:table-cell office:value-type="float" office:value="0.135" calcext:value-type="float">
            <text:p>0.13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232096" calcext:value-type="float">
            <text:p>232096</text:p>
          </table:table-cell>
          <table:table-cell office:value-type="float" office:value="0.480353681996348" calcext:value-type="float">
            <text:p>0.480353682</text:p>
          </table:table-cell>
          <table:table-cell office:value-type="float" office:value="3.64582698399317" calcext:value-type="float">
            <text:p>3.645826984</text:p>
          </table:table-cell>
          <table:table-cell office:value-type="float" office:value="0.382981817994732" calcext:value-type="float">
            <text:p>0.382981818</text:p>
          </table:table-cell>
          <table:table-cell office:value-type="float" office:value="0.081" calcext:value-type="float">
            <text:p>0.081</text:p>
          </table:table-cell>
          <table:table-cell office:value-type="float" office:value="0.23" calcext:value-type="float">
            <text:p>0.23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6926396" calcext:value-type="float">
            <text:p>6926396</text:p>
          </table:table-cell>
          <table:table-cell office:value-type="float" office:value="0.803897546007647" calcext:value-type="float">
            <text:p>0.803897546</text:p>
          </table:table-cell>
          <table:table-cell office:value-type="float" office:value="3.9947134959948" calcext:value-type="float">
            <text:p>3.994713496</text:p>
          </table:table-cell>
          <table:table-cell office:value-type="float" office:value="0.573427626994089" calcext:value-type="float">
            <text:p>0.573427627</text:p>
          </table:table-cell>
          <table:table-cell office:value-type="float" office:value="1.935" calcext:value-type="float">
            <text:p>1.935</text:p>
          </table:table-cell>
          <table:table-cell office:value-type="float" office:value="0.337" calcext:value-type="float">
            <text:p>0.33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227609" calcext:value-type="float">
            <text:p>1227609</text:p>
          </table:table-cell>
          <table:table-cell office:value-type="float" office:value="0.560863689999678" calcext:value-type="float">
            <text:p>0.56086369</text:p>
          </table:table-cell>
          <table:table-cell office:value-type="float" office:value="3.78936790199077" calcext:value-type="float">
            <text:p>3.789367902</text:p>
          </table:table-cell>
          <table:table-cell office:value-type="float" office:value="0.483369447989389" calcext:value-type="float">
            <text:p>0.48336944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1948033" calcext:value-type="float">
            <text:p>1948033</text:p>
          </table:table-cell>
          <table:table-cell office:value-type="float" office:value="0.679759910999564" calcext:value-type="float">
            <text:p>0.679759911</text:p>
          </table:table-cell>
          <table:table-cell office:value-type="float" office:value="3.87699662300292" calcext:value-type="float">
            <text:p>3.876996623</text:p>
          </table:table-cell>
          <table:table-cell office:value-type="float" office:value="0.529655303005711" calcext:value-type="float">
            <text:p>0.529655303</text:p>
          </table:table-cell>
          <table:table-cell office:value-type="float" office:value="0.33" calcext:value-type="float">
            <text:p>0.33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2391379" calcext:value-type="float">
            <text:p>2391379</text:p>
          </table:table-cell>
          <table:table-cell office:value-type="float" office:value="0.691630513989367" calcext:value-type="float">
            <text:p>0.691630514</text:p>
          </table:table-cell>
          <table:table-cell office:value-type="float" office:value="3.89080065999588" calcext:value-type="float">
            <text:p>3.89080066</text:p>
          </table:table-cell>
          <table:table-cell office:value-type="float" office:value="0.503017939001438" calcext:value-type="float">
            <text:p>0.503017939</text:p>
          </table:table-cell>
          <table:table-cell office:value-type="float" office:value="0.319" calcext:value-type="float">
            <text:p>0.319</text:p>
          </table:table-cell>
          <table:table-cell office:value-type="float" office:value="2.196" calcext:value-type="float">
            <text:p>2.19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5646714" calcext:value-type="float">
            <text:p>5646714</text:p>
          </table:table-cell>
          <table:table-cell office:value-type="float" office:value="0.984165474001202" calcext:value-type="float">
            <text:p>0.984165474</text:p>
          </table:table-cell>
          <table:table-cell office:value-type="float" office:value="4.15773039599299" calcext:value-type="float">
            <text:p>4.157730396</text:p>
          </table:table-cell>
          <table:table-cell office:value-type="float" office:value="0.683535535994452" calcext:value-type="float">
            <text:p>0.683535536</text:p>
          </table:table-cell>
          <table:table-cell office:value-type="float" office:value="1.48" calcext:value-type="float">
            <text:p>1.48</text:p>
          </table:table-cell>
          <table:table-cell office:value-type="float" office:value="0.536" calcext:value-type="float">
            <text:p>0.536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21616" calcext:value-type="float">
            <text:p>221616</text:p>
          </table:table-cell>
          <table:table-cell office:value-type="float" office:value="0.496816901999409" calcext:value-type="float">
            <text:p>0.496816902</text:p>
          </table:table-cell>
          <table:table-cell office:value-type="float" office:value="3.54490186100884" calcext:value-type="float">
            <text:p>3.544901861</text:p>
          </table:table-cell>
          <table:table-cell office:value-type="float" office:value="0.410186847992009" calcext:value-type="float">
            <text:p>0.41018684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230165" calcext:value-type="float">
            <text:p>230165</text:p>
          </table:table-cell>
          <table:table-cell office:value-type="float" office:value="0.477057010008139" calcext:value-type="float">
            <text:p>0.47705701</text:p>
          </table:table-cell>
          <table:table-cell office:value-type="float" office:value="3.69092477900267" calcext:value-type="float">
            <text:p>3.690924779</text:p>
          </table:table-cell>
          <table:table-cell office:value-type="float" office:value="0.39442437600519" calcext:value-type="float">
            <text:p>0.394424376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" calcext:value-type="float">
            <text:p>0.03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466772" calcext:value-type="float">
            <text:p>466772</text:p>
          </table:table-cell>
          <table:table-cell office:value-type="float" office:value="0.491820751994965" calcext:value-type="float">
            <text:p>0.491820752</text:p>
          </table:table-cell>
          <table:table-cell office:value-type="float" office:value="3.63345932199445" calcext:value-type="float">
            <text:p>3.633459322</text:p>
          </table:table-cell>
          <table:table-cell office:value-type="float" office:value="0.399554930991144" calcext:value-type="float">
            <text:p>0.39955493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3" calcext:value-type="float">
            <text:p>0.033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598254" calcext:value-type="float">
            <text:p>1598254</text:p>
          </table:table-cell>
          <table:table-cell office:value-type="float" office:value="0.565062773996033" calcext:value-type="float">
            <text:p>0.565062774</text:p>
          </table:table-cell>
          <table:table-cell office:value-type="float" office:value="3.75987604699912" calcext:value-type="float">
            <text:p>3.759876047</text:p>
          </table:table-cell>
          <table:table-cell office:value-type="float" office:value="0.487751449996722" calcext:value-type="float">
            <text:p>0.48775145</text:p>
          </table:table-cell>
          <table:table-cell office:value-type="float" office:value="0.234" calcext:value-type="float">
            <text:p>0.23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49183" calcext:value-type="float">
            <text:p>49183</text:p>
          </table:table-cell>
          <table:table-cell office:value-type="float" office:value="0.471260645004804" calcext:value-type="float">
            <text:p>0.471260645</text:p>
          </table:table-cell>
          <table:table-cell office:value-type="float" office:value="3.60690766799962" calcext:value-type="float">
            <text:p>3.606907668</text:p>
          </table:table-cell>
          <table:table-cell office:value-type="float" office:value="0.389036719992873" calcext:value-type="float">
            <text:p>0.38903672</text:p>
          </table:table-cell>
          <table:table-cell office:value-type="float" office:value="0.097" calcext:value-type="float">
            <text:p>0.0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663" calcext:value-type="float">
            <text:p>0.663</text:p>
          </table:table-cell>
        </table:table-row>
        <table:table-row table:style-name="ro1">
          <table:table-cell office:value-type="float" office:value="5718571" calcext:value-type="float">
            <text:p>5718571</text:p>
          </table:table-cell>
          <table:table-cell office:value-type="float" office:value="1.17428324000502" calcext:value-type="float">
            <text:p>1.17428324</text:p>
          </table:table-cell>
          <table:table-cell office:value-type="float" office:value="4.3511423549935" calcext:value-type="float">
            <text:p>4.351142355</text:p>
          </table:table-cell>
          <table:table-cell office:value-type="float" office:value="0.78887703800865" calcext:value-type="float">
            <text:p>0.788877038</text:p>
          </table:table-cell>
          <table:table-cell office:value-type="float" office:value="1.674" calcext:value-type="float">
            <text:p>1.674</text:p>
          </table:table-cell>
          <table:table-cell office:value-type="float" office:value="0.493" calcext:value-type="float">
            <text:p>0.493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70638" calcext:value-type="float">
            <text:p>170638</text:p>
          </table:table-cell>
          <table:table-cell office:value-type="float" office:value="0.47770864899212" calcext:value-type="float">
            <text:p>0.477708649</text:p>
          </table:table-cell>
          <table:table-cell office:value-type="float" office:value="3.57893049999257" calcext:value-type="float">
            <text:p>3.5789305</text:p>
          </table:table-cell>
          <table:table-cell office:value-type="float" office:value="0.39008705499873" calcext:value-type="float">
            <text:p>0.39008705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2141077" calcext:value-type="float">
            <text:p>2141077</text:p>
          </table:table-cell>
          <table:table-cell office:value-type="float" office:value="0.66877322999062" calcext:value-type="float">
            <text:p>0.66877323</text:p>
          </table:table-cell>
          <table:table-cell office:value-type="float" office:value="3.89159452500462" calcext:value-type="float">
            <text:p>3.891594525</text:p>
          </table:table-cell>
          <table:table-cell office:value-type="float" office:value="0.498389825996128" calcext:value-type="float">
            <text:p>0.49838982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94" calcext:value-type="float">
            <text:p>0.09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061891" calcext:value-type="float">
            <text:p>1061891</text:p>
          </table:table-cell>
          <table:table-cell office:value-type="float" office:value="0.543829050002387" calcext:value-type="float">
            <text:p>0.54382905</text:p>
          </table:table-cell>
          <table:table-cell office:value-type="float" office:value="3.73071445598907" calcext:value-type="float">
            <text:p>3.730714456</text:p>
          </table:table-cell>
          <table:table-cell office:value-type="float" office:value="0.42224863699812" calcext:value-type="float">
            <text:p>0.422248637</text:p>
          </table:table-cell>
          <table:table-cell office:value-type="float" office:value="0.219" calcext:value-type="float">
            <text:p>0.219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46799189200101" calcext:value-type="float">
            <text:p>0.467991892</text:p>
          </table:table-cell>
          <table:table-cell office:value-type="float" office:value="3.6241933840065" calcext:value-type="float">
            <text:p>3.624193384</text:p>
          </table:table-cell>
          <table:table-cell office:value-type="float" office:value="0.348523788998136" calcext:value-type="float">
            <text:p>0.348523789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076624" calcext:value-type="float">
            <text:p>1076624</text:p>
          </table:table-cell>
          <table:table-cell office:value-type="float" office:value="0.593070710994653" calcext:value-type="float">
            <text:p>0.593070711</text:p>
          </table:table-cell>
          <table:table-cell office:value-type="float" office:value="3.74951025699556" calcext:value-type="float">
            <text:p>3.749510257</text:p>
          </table:table-cell>
          <table:table-cell office:value-type="float" office:value="0.476674863995868" calcext:value-type="float">
            <text:p>0.476674864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062" calcext:value-type="float">
            <text:p>0.062</text:p>
          </table:table-cell>
        </table:table-row>
        <table:table-row table:style-name="ro1">
          <table:table-cell office:value-type="float" office:value="949488" calcext:value-type="float">
            <text:p>949488</text:p>
          </table:table-cell>
          <table:table-cell office:value-type="float" office:value="0.555487347999588" calcext:value-type="float">
            <text:p>0.555487348</text:p>
          </table:table-cell>
          <table:table-cell office:value-type="float" office:value="3.79952244799642" calcext:value-type="float">
            <text:p>3.799522448</text:p>
          </table:table-cell>
          <table:table-cell office:value-type="float" office:value="0.461954426995362" calcext:value-type="float">
            <text:p>0.461954427</text:p>
          </table:table-cell>
          <table:table-cell office:value-type="float" office:value="0.113" calcext:value-type="float">
            <text:p>0.1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15148965" calcext:value-type="float">
            <text:p>15148965</text:p>
          </table:table-cell>
          <table:table-cell office:value-type="float" office:value="0.93457394100551" calcext:value-type="float">
            <text:p>0.934573941</text:p>
          </table:table-cell>
          <table:table-cell office:value-type="float" office:value="4.12723748800636" calcext:value-type="float">
            <text:p>4.127237488</text:p>
          </table:table-cell>
          <table:table-cell office:value-type="float" office:value="0.632926870996016" calcext:value-type="float">
            <text:p>0.632926871</text:p>
          </table:table-cell>
          <table:table-cell office:value-type="float" office:value="4.608" calcext:value-type="float">
            <text:p>4.608</text:p>
          </table:table-cell>
          <table:table-cell office:value-type="float" office:value="3.994" calcext:value-type="float">
            <text:p>3.994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442766" calcext:value-type="float">
            <text:p>1442766</text:p>
          </table:table-cell>
          <table:table-cell office:value-type="float" office:value="0.654870819998905" calcext:value-type="float">
            <text:p>0.65487082</text:p>
          </table:table-cell>
          <table:table-cell office:value-type="float" office:value="3.84880266699474" calcext:value-type="float">
            <text:p>3.848802667</text:p>
          </table:table-cell>
          <table:table-cell office:value-type="float" office:value="0.511379240007955" calcext:value-type="float">
            <text:p>0.51137924</text:p>
          </table:table-cell>
          <table:table-cell office:value-type="float" office:value="0.253" calcext:value-type="float">
            <text:p>0.253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532284" calcext:value-type="float">
            <text:p>1532284</text:p>
          </table:table-cell>
          <table:table-cell office:value-type="float" office:value="0.543393451007432" calcext:value-type="float">
            <text:p>0.543393451</text:p>
          </table:table-cell>
          <table:table-cell office:value-type="float" office:value="3.7096391160012" calcext:value-type="float">
            <text:p>3.709639116</text:p>
          </table:table-cell>
          <table:table-cell office:value-type="float" office:value="0.421508498999174" calcext:value-type="float">
            <text:p>0.421508499</text:p>
          </table:table-cell>
          <table:table-cell office:value-type="float" office:value="0.247" calcext:value-type="float">
            <text:p>0.24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267286" calcext:value-type="float">
            <text:p>3267286</text:p>
          </table:table-cell>
          <table:table-cell office:value-type="float" office:value="0.97526365199883" calcext:value-type="float">
            <text:p>0.975263652</text:p>
          </table:table-cell>
          <table:table-cell office:value-type="float" office:value="4.17763434599328" calcext:value-type="float">
            <text:p>4.177634346</text:p>
          </table:table-cell>
          <table:table-cell office:value-type="float" office:value="0.668130517995451" calcext:value-type="float">
            <text:p>0.668130518</text:p>
          </table:table-cell>
          <table:table-cell office:value-type="float" office:value="0.419" calcext:value-type="float">
            <text:p>0.419</text:p>
          </table:table-cell>
          <table:table-cell office:value-type="float" office:value="0.148" calcext:value-type="float">
            <text:p>0.148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13720" calcext:value-type="float">
            <text:p>213720</text:p>
          </table:table-cell>
          <table:table-cell office:value-type="float" office:value="0.518899789996794" calcext:value-type="float">
            <text:p>0.51889979</text:p>
          </table:table-cell>
          <table:table-cell office:value-type="float" office:value="3.66864594699291" calcext:value-type="float">
            <text:p>3.668645947</text:p>
          </table:table-cell>
          <table:table-cell office:value-type="float" office:value="0.415901083993958" calcext:value-type="float">
            <text:p>0.415901084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3" calcext:value-type="float">
            <text:p>0.033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390603" calcext:value-type="float">
            <text:p>1390603</text:p>
          </table:table-cell>
          <table:table-cell office:value-type="float" office:value="0.571371532991179" calcext:value-type="float">
            <text:p>0.571371533</text:p>
          </table:table-cell>
          <table:table-cell office:value-type="float" office:value="3.74661724200996" calcext:value-type="float">
            <text:p>3.746617242</text:p>
          </table:table-cell>
          <table:table-cell office:value-type="float" office:value="0.469157229003031" calcext:value-type="float">
            <text:p>0.469157229</text:p>
          </table:table-cell>
          <table:table-cell office:value-type="float" office:value="0.255" calcext:value-type="float">
            <text:p>0.25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21996464" calcext:value-type="float">
            <text:p>21996464</text:p>
          </table:table-cell>
          <table:table-cell office:value-type="float" office:value="1.12258067600487" calcext:value-type="float">
            <text:p>1.122580676</text:p>
          </table:table-cell>
          <table:table-cell office:value-type="float" office:value="4.32343909499468" calcext:value-type="float">
            <text:p>4.323439095</text:p>
          </table:table-cell>
          <table:table-cell office:value-type="float" office:value="0.805280014988966" calcext:value-type="float">
            <text:p>0.805280015</text:p>
          </table:table-cell>
          <table:table-cell office:value-type="float" office:value="5.399" calcext:value-type="float">
            <text:p>5.399</text:p>
          </table:table-cell>
          <table:table-cell office:value-type="float" office:value="1.109" calcext:value-type="float">
            <text:p>1.10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4645263" calcext:value-type="float">
            <text:p>4645263</text:p>
          </table:table-cell>
          <table:table-cell office:value-type="float" office:value="1.20292358699953" calcext:value-type="float">
            <text:p>1.202923587</text:p>
          </table:table-cell>
          <table:table-cell office:value-type="float" office:value="4.57124673300132" calcext:value-type="float">
            <text:p>4.571246733</text:p>
          </table:table-cell>
          <table:table-cell office:value-type="float" office:value="0.764829312000074" calcext:value-type="float">
            <text:p>0.764829312</text:p>
          </table:table-cell>
          <table:table-cell office:value-type="float" office:value="1.78" calcext:value-type="float">
            <text:p>1.78</text:p>
          </table:table-cell>
          <table:table-cell office:value-type="float" office:value="0.19" calcext:value-type="float">
            <text:p>0.1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28211" calcext:value-type="float">
            <text:p>28211</text:p>
          </table:table-cell>
          <table:table-cell office:value-type="float" office:value="0.461248908992275" calcext:value-type="float">
            <text:p>0.461248909</text:p>
          </table:table-cell>
          <table:table-cell office:value-type="float" office:value="3.54548159999831" calcext:value-type="float">
            <text:p>3.5454816</text:p>
          </table:table-cell>
          <table:table-cell office:value-type="float" office:value="0.405325899992022" calcext:value-type="float">
            <text:p>0.4053259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3" calcext:value-type="float">
            <text:p>0.023</text:p>
          </table:table-cell>
          <table:table-cell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3028066" calcext:value-type="float">
            <text:p>3028066</text:p>
          </table:table-cell>
          <table:table-cell office:value-type="float" office:value="0.973345803999109" calcext:value-type="float">
            <text:p>0.973345804</text:p>
          </table:table-cell>
          <table:table-cell office:value-type="float" office:value="4.18107254699862" calcext:value-type="float">
            <text:p>4.181072547</text:p>
          </table:table-cell>
          <table:table-cell office:value-type="float" office:value="0.703121818005457" calcext:value-type="float">
            <text:p>0.703121818</text:p>
          </table:table-cell>
          <table:table-cell office:value-type="float" office:value="0.395" calcext:value-type="float">
            <text:p>0.395</text:p>
          </table:table-cell>
          <table:table-cell office:value-type="float" office:value="0.347" calcext:value-type="float">
            <text:p>0.34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3229431" calcext:value-type="float">
            <text:p>13229431</text:p>
          </table:table-cell>
          <table:table-cell office:value-type="float" office:value="0.856147931001033" calcext:value-type="float">
            <text:p>0.856147931</text:p>
          </table:table-cell>
          <table:table-cell office:value-type="float" office:value="4.07065639999928" calcext:value-type="float">
            <text:p>4.0706564</text:p>
          </table:table-cell>
          <table:table-cell office:value-type="float" office:value="0.590906758996425" calcext:value-type="float">
            <text:p>0.590906759</text:p>
          </table:table-cell>
          <table:table-cell office:value-type="float" office:value="4.093" calcext:value-type="float">
            <text:p>4.093</text:p>
          </table:table-cell>
          <table:table-cell office:value-type="float" office:value="0.488" calcext:value-type="float">
            <text:p>0.488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945004" calcext:value-type="float">
            <text:p>945004</text:p>
          </table:table-cell>
          <table:table-cell office:value-type="float" office:value="0.58455762900121" calcext:value-type="float">
            <text:p>0.584557629</text:p>
          </table:table-cell>
          <table:table-cell office:value-type="float" office:value="3.75678720799624" calcext:value-type="float">
            <text:p>3.756787208</text:p>
          </table:table-cell>
          <table:table-cell office:value-type="float" office:value="0.44334895600332" calcext:value-type="float">
            <text:p>0.443348956</text:p>
          </table:table-cell>
          <table:table-cell office:value-type="float" office:value="0.205" calcext:value-type="float">
            <text:p>0.2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708899" calcext:value-type="float">
            <text:p>10708899</text:p>
          </table:table-cell>
          <table:table-cell office:value-type="float" office:value="0.803183946991339" calcext:value-type="float">
            <text:p>0.803183947</text:p>
          </table:table-cell>
          <table:table-cell office:value-type="float" office:value="3.99347932799719" calcext:value-type="float">
            <text:p>3.993479328</text:p>
          </table:table-cell>
          <table:table-cell office:value-type="float" office:value="0.605812637004419" calcext:value-type="float">
            <text:p>0.605812637</text:p>
          </table:table-cell>
          <table:table-cell office:value-type="float" office:value="2.342" calcext:value-type="float">
            <text:p>2.342</text:p>
          </table:table-cell>
          <table:table-cell office:value-type="float" office:value="1.008" calcext:value-type="float">
            <text:p>1.00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29544" calcext:value-type="float">
            <text:p>729544</text:p>
          </table:table-cell>
          <table:table-cell office:value-type="float" office:value="0.501376265994622" calcext:value-type="float">
            <text:p>0.501376266</text:p>
          </table:table-cell>
          <table:table-cell office:value-type="float" office:value="3.6937790929951" calcext:value-type="float">
            <text:p>3.693779093</text:p>
          </table:table-cell>
          <table:table-cell office:value-type="float" office:value="0.418910804000916" calcext:value-type="float">
            <text:p>0.418910804</text:p>
          </table:table-cell>
          <table:table-cell office:value-type="float" office:value="0.1" calcext:value-type="float">
            <text:p>0.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74141" calcext:value-type="float">
            <text:p>274141</text:p>
          </table:table-cell>
          <table:table-cell office:value-type="float" office:value="0.481231457000831" calcext:value-type="float">
            <text:p>0.481231457</text:p>
          </table:table-cell>
          <table:table-cell office:value-type="float" office:value="3.68264808598906" calcext:value-type="float">
            <text:p>3.682648086</text:p>
          </table:table-cell>
          <table:table-cell office:value-type="float" office:value="0.420751518991892" calcext:value-type="float">
            <text:p>0.42075151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94647" calcext:value-type="float">
            <text:p>194647</text:p>
          </table:table-cell>
          <table:table-cell office:value-type="float" office:value="0.501508073997684" calcext:value-type="float">
            <text:p>0.501508074</text:p>
          </table:table-cell>
          <table:table-cell office:value-type="float" office:value="3.71403969499806" calcext:value-type="float">
            <text:p>3.714039695</text:p>
          </table:table-cell>
          <table:table-cell office:value-type="float" office:value="0.379085944005055" calcext:value-type="float">
            <text:p>0.3790859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6979362" calcext:value-type="float">
            <text:p>6979362</text:p>
          </table:table-cell>
          <table:table-cell office:value-type="float" office:value="0.760545477998676" calcext:value-type="float">
            <text:p>0.760545478</text:p>
          </table:table-cell>
          <table:table-cell office:value-type="float" office:value="3.96301603400207" calcext:value-type="float">
            <text:p>3.963016034</text:p>
          </table:table-cell>
          <table:table-cell office:value-type="float" office:value="0.609363762996509" calcext:value-type="float">
            <text:p>0.609363763</text:p>
          </table:table-cell>
          <table:table-cell office:value-type="float" office:value="1.687" calcext:value-type="float">
            <text:p>1.687</text:p>
          </table:table-cell>
          <table:table-cell office:value-type="float" office:value="0.312" calcext:value-type="float">
            <text:p>0.312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471816361998208" calcext:value-type="float">
            <text:p>0.471816362</text:p>
          </table:table-cell>
          <table:table-cell office:value-type="float" office:value="3.63169995800126" calcext:value-type="float">
            <text:p>3.631699958</text:p>
          </table:table-cell>
          <table:table-cell office:value-type="float" office:value="0.347427380998852" calcext:value-type="float">
            <text:p>0.34742738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1816398" calcext:value-type="float">
            <text:p>1816398</text:p>
          </table:table-cell>
          <table:table-cell office:value-type="float" office:value="0.591830025994568" calcext:value-type="float">
            <text:p>0.591830026</text:p>
          </table:table-cell>
          <table:table-cell office:value-type="float" office:value="3.79775312400307" calcext:value-type="float">
            <text:p>3.797753124</text:p>
          </table:table-cell>
          <table:table-cell office:value-type="float" office:value="0.512849314996856" calcext:value-type="float">
            <text:p>0.512849315</text:p>
          </table:table-cell>
          <table:table-cell office:value-type="float" office:value="0.24" calcext:value-type="float">
            <text:p>0.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645253" calcext:value-type="float">
            <text:p>1645253</text:p>
          </table:table-cell>
          <table:table-cell office:value-type="float" office:value="0.625657056996715" calcext:value-type="float">
            <text:p>0.625657057</text:p>
          </table:table-cell>
          <table:table-cell office:value-type="float" office:value="3.79636384699552" calcext:value-type="float">
            <text:p>3.796363847</text:p>
          </table:table-cell>
          <table:table-cell office:value-type="float" office:value="0.477397754002595" calcext:value-type="float">
            <text:p>0.477397754</text:p>
          </table:table-cell>
          <table:table-cell office:value-type="float" office:value="0.297" calcext:value-type="float">
            <text:p>0.29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573923" calcext:value-type="float">
            <text:p>573923</text:p>
          </table:table-cell>
          <table:table-cell office:value-type="float" office:value="0.492203082001652" calcext:value-type="float">
            <text:p>0.492203082</text:p>
          </table:table-cell>
          <table:table-cell office:value-type="float" office:value="3.6671415430028" calcext:value-type="float">
            <text:p>3.667141543</text:p>
          </table:table-cell>
          <table:table-cell office:value-type="float" office:value="0.397744212998077" calcext:value-type="float">
            <text:p>0.397744213</text:p>
          </table:table-cell>
          <table:table-cell office:value-type="float" office:value="0.189" calcext:value-type="float">
            <text:p>0.189</text:p>
          </table:table-cell>
          <table:table-cell office:value-type="float" office:value="0.051" calcext:value-type="float">
            <text:p>0.051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5834344" calcext:value-type="float">
            <text:p>5834344</text:p>
          </table:table-cell>
          <table:table-cell office:value-type="float" office:value="0.638965336009278" calcext:value-type="float">
            <text:p>0.638965336</text:p>
          </table:table-cell>
          <table:table-cell office:value-type="float" office:value="3.79334800300421" calcext:value-type="float">
            <text:p>3.793348003</text:p>
          </table:table-cell>
          <table:table-cell office:value-type="float" office:value="0.493636084996979" calcext:value-type="float">
            <text:p>0.493636085</text:p>
          </table:table-cell>
          <table:table-cell office:value-type="float" office:value="1.541" calcext:value-type="float">
            <text:p>1.541</text:p>
          </table:table-cell>
          <table:table-cell office:value-type="float" office:value="4.587" calcext:value-type="float">
            <text:p>4.587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1">
          <table:table-cell office:value-type="float" office:value="1005407" calcext:value-type="float">
            <text:p>1005407</text:p>
          </table:table-cell>
          <table:table-cell office:value-type="float" office:value="0.576186001009773" calcext:value-type="float">
            <text:p>0.576186001</text:p>
          </table:table-cell>
          <table:table-cell office:value-type="float" office:value="3.72196145899943" calcext:value-type="float">
            <text:p>3.721961459</text:p>
          </table:table-cell>
          <table:table-cell office:value-type="float" office:value="0.423985426998115" calcext:value-type="float">
            <text:p>0.423985427</text:p>
          </table:table-cell>
          <table:table-cell office:value-type="float" office:value="0.221" calcext:value-type="float">
            <text:p>0.2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388410" calcext:value-type="float">
            <text:p>388410</text:p>
          </table:table-cell>
          <table:table-cell office:value-type="float" office:value="0.497802573008812" calcext:value-type="float">
            <text:p>0.497802573</text:p>
          </table:table-cell>
          <table:table-cell office:value-type="float" office:value="3.70343372398929" calcext:value-type="float">
            <text:p>3.703433724</text:p>
          </table:table-cell>
          <table:table-cell office:value-type="float" office:value="0.417535158005194" calcext:value-type="float">
            <text:p>0.417535158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1987954" calcext:value-type="float">
            <text:p>1987954</text:p>
          </table:table-cell>
          <table:table-cell office:value-type="float" office:value="0.578292760998011" calcext:value-type="float">
            <text:p>0.578292761</text:p>
          </table:table-cell>
          <table:table-cell office:value-type="float" office:value="3.92838578499504" calcext:value-type="float">
            <text:p>3.928385785</text:p>
          </table:table-cell>
          <table:table-cell office:value-type="float" office:value="0.503636524998001" calcext:value-type="float">
            <text:p>0.503636525</text:p>
          </table:table-cell>
          <table:table-cell office:value-type="float" office:value="0.272" calcext:value-type="float">
            <text:p>0.272</text:p>
          </table:table-cell>
          <table:table-cell office:value-type="float" office:value="0.077" calcext:value-type="float">
            <text:p>0.077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335218" calcext:value-type="float">
            <text:p>335218</text:p>
          </table:table-cell>
          <table:table-cell office:value-type="float" office:value="0.474824428994907" calcext:value-type="float">
            <text:p>0.474824429</text:p>
          </table:table-cell>
          <table:table-cell office:value-type="float" office:value="3.58846391800034" calcext:value-type="float">
            <text:p>3.588463918</text:p>
          </table:table-cell>
          <table:table-cell office:value-type="float" office:value="0.390214533996186" calcext:value-type="float">
            <text:p>0.390214534</text:p>
          </table:table-cell>
          <table:table-cell office:value-type="float" office:value="0.08" calcext:value-type="float">
            <text:p>0.08</text:p>
          </table:table-cell>
          <table:table-cell office:value-type="float" office:value="0.025" calcext:value-type="float">
            <text:p>0.025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float" office:value="368355" calcext:value-type="float">
            <text:p>368355</text:p>
          </table:table-cell>
          <table:table-cell office:value-type="float" office:value="0.497569372993894" calcext:value-type="float">
            <text:p>0.497569373</text:p>
          </table:table-cell>
          <table:table-cell office:value-type="float" office:value="3.67083811599878" calcext:value-type="float">
            <text:p>3.670838116</text:p>
          </table:table-cell>
          <table:table-cell office:value-type="float" office:value="0.39897042499797" calcext:value-type="float">
            <text:p>0.39897042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44" calcext:value-type="float">
            <text:p>0.044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float" office:value="1456228" calcext:value-type="float">
            <text:p>1456228</text:p>
          </table:table-cell>
          <table:table-cell office:value-type="float" office:value="0.710461759997997" calcext:value-type="float">
            <text:p>0.71046176</text:p>
          </table:table-cell>
          <table:table-cell office:value-type="float" office:value="3.86248799299938" calcext:value-type="float">
            <text:p>3.862487993</text:p>
          </table:table-cell>
          <table:table-cell office:value-type="float" office:value="0.548653568999725" calcext:value-type="float">
            <text:p>0.548653569</text:p>
          </table:table-cell>
          <table:table-cell office:value-type="float" office:value="0.225" calcext:value-type="float">
            <text:p>0.225</text:p>
          </table:table-cell>
          <table:table-cell office:value-type="float" office:value="0.07" calcext:value-type="float">
            <text:p>0.07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610113" calcext:value-type="float">
            <text:p>610113</text:p>
          </table:table-cell>
          <table:table-cell office:value-type="float" office:value="0.522526112006744" calcext:value-type="float">
            <text:p>0.522526112</text:p>
          </table:table-cell>
          <table:table-cell office:value-type="float" office:value="3.70682055699581" calcext:value-type="float">
            <text:p>3.706820557</text:p>
          </table:table-cell>
          <table:table-cell office:value-type="float" office:value="0.399816648990964" calcext:value-type="float">
            <text:p>0.399816649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8" calcext:value-type="float">
            <text:p>0.03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2444228" calcext:value-type="float">
            <text:p>2444228</text:p>
          </table:table-cell>
          <table:table-cell office:value-type="float" office:value="0.651551432994893" calcext:value-type="float">
            <text:p>0.651551433</text:p>
          </table:table-cell>
          <table:table-cell office:value-type="float" office:value="3.85289231099887" calcext:value-type="float">
            <text:p>3.852892311</text:p>
          </table:table-cell>
          <table:table-cell office:value-type="float" office:value="0.503916476998711" calcext:value-type="float">
            <text:p>0.503916477</text:p>
          </table:table-cell>
          <table:table-cell office:value-type="float" office:value="0.358" calcext:value-type="float">
            <text:p>0.35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758201" calcext:value-type="float">
            <text:p>1758201</text:p>
          </table:table-cell>
          <table:table-cell office:value-type="float" office:value="0.607386721996591" calcext:value-type="float">
            <text:p>0.607386722</text:p>
          </table:table-cell>
          <table:table-cell office:value-type="float" office:value="3.79809869900055" calcext:value-type="float">
            <text:p>3.798098699</text:p>
          </table:table-cell>
          <table:table-cell office:value-type="float" office:value="0.486305653990712" calcext:value-type="float">
            <text:p>0.486305654</text:p>
          </table:table-cell>
          <table:table-cell office:value-type="float" office:value="0.25" calcext:value-type="float">
            <text:p>0.25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051156" calcext:value-type="float">
            <text:p>1051156</text:p>
          </table:table-cell>
          <table:table-cell office:value-type="float" office:value="0.522184809000464" calcext:value-type="float">
            <text:p>0.522184809</text:p>
          </table:table-cell>
          <table:table-cell office:value-type="float" office:value="3.74097744299797" calcext:value-type="float">
            <text:p>3.740977443</text:p>
          </table:table-cell>
          <table:table-cell office:value-type="float" office:value="0.419940402993234" calcext:value-type="float">
            <text:p>0.419940403</text:p>
          </table:table-cell>
          <table:table-cell office:value-type="float" office:value="0.207" calcext:value-type="float">
            <text:p>0.2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2363827" calcext:value-type="float">
            <text:p>2363827</text:p>
          </table:table-cell>
          <table:table-cell office:value-type="float" office:value="0.664492379000876" calcext:value-type="float">
            <text:p>0.664492379</text:p>
          </table:table-cell>
          <table:table-cell office:value-type="float" office:value="3.85147254499316" calcext:value-type="float">
            <text:p>3.851472545</text:p>
          </table:table-cell>
          <table:table-cell office:value-type="float" office:value="0.49978933800594" calcext:value-type="float">
            <text:p>0.499789338</text:p>
          </table:table-cell>
          <table:table-cell office:value-type="float" office:value="0.343" calcext:value-type="float">
            <text:p>0.34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2905736" calcext:value-type="float">
            <text:p>2905736</text:p>
          </table:table-cell>
          <table:table-cell office:value-type="float" office:value="0.751575500995386" calcext:value-type="float">
            <text:p>0.751575501</text:p>
          </table:table-cell>
          <table:table-cell office:value-type="float" office:value="3.96716888299852" calcext:value-type="float">
            <text:p>3.967168883</text:p>
          </table:table-cell>
          <table:table-cell office:value-type="float" office:value="0.56055094099429" calcext:value-type="float">
            <text:p>0.560550941</text:p>
          </table:table-cell>
          <table:table-cell office:value-type="float" office:value="0.41" calcext:value-type="float">
            <text:p>0.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149575" calcext:value-type="float">
            <text:p>2149575</text:p>
          </table:table-cell>
          <table:table-cell office:value-type="float" office:value="0.631896664010128" calcext:value-type="float">
            <text:p>0.631896664</text:p>
          </table:table-cell>
          <table:table-cell office:value-type="float" office:value="3.84506270599377" calcext:value-type="float">
            <text:p>3.845062706</text:p>
          </table:table-cell>
          <table:table-cell office:value-type="float" office:value="0.488344637997216" calcext:value-type="float">
            <text:p>0.488344638</text:p>
          </table:table-cell>
          <table:table-cell office:value-type="float" office:value="0.322" calcext:value-type="float">
            <text:p>0.3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4928406" calcext:value-type="float">
            <text:p>4928406</text:p>
          </table:table-cell>
          <table:table-cell office:value-type="float" office:value="1.10459665200324" calcext:value-type="float">
            <text:p>1.104596652</text:p>
          </table:table-cell>
          <table:table-cell office:value-type="float" office:value="4.32519565599796" calcext:value-type="float">
            <text:p>4.325195656</text:p>
          </table:table-cell>
          <table:table-cell office:value-type="float" office:value="0.735733291992801" calcext:value-type="float">
            <text:p>0.735733292</text:p>
          </table:table-cell>
          <table:table-cell office:value-type="float" office:value="1.998" calcext:value-type="float">
            <text:p>1.998</text:p>
          </table:table-cell>
          <table:table-cell office:value-type="float" office:value="0.546" calcext:value-type="float">
            <text:p>0.546</text:p>
          </table:table-cell>
          <table:table-cell office:value-type="float" office:value="0.041" calcext:value-type="float">
            <text:p>0.041</text:p>
          </table:table-cell>
        </table:table-row>
        <table:table-row table:style-name="ro1">
          <table:table-cell office:value-type="float" office:value="2352497" calcext:value-type="float">
            <text:p>2352497</text:p>
          </table:table-cell>
          <table:table-cell office:value-type="float" office:value="0.714951889996883" calcext:value-type="float">
            <text:p>0.71495189</text:p>
          </table:table-cell>
          <table:table-cell office:value-type="float" office:value="3.94152085400128" calcext:value-type="float">
            <text:p>3.941520854</text:p>
          </table:table-cell>
          <table:table-cell office:value-type="float" office:value="0.513795306993416" calcext:value-type="float">
            <text:p>0.51379530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300463" calcext:value-type="float">
            <text:p>2300463</text:p>
          </table:table-cell>
          <table:table-cell office:value-type="float" office:value="0.719537485012552" calcext:value-type="float">
            <text:p>0.719537485</text:p>
          </table:table-cell>
          <table:table-cell office:value-type="float" office:value="3.91507768799784" calcext:value-type="float">
            <text:p>3.915077688</text:p>
          </table:table-cell>
          <table:table-cell office:value-type="float" office:value="0.525821706993156" calcext:value-type="float">
            <text:p>0.525821707</text:p>
          </table:table-cell>
          <table:table-cell office:value-type="float" office:value="0.369" calcext:value-type="float">
            <text:p>0.36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720182" calcext:value-type="float">
            <text:p>720182</text:p>
          </table:table-cell>
          <table:table-cell office:value-type="float" office:value="0.474848067999119" calcext:value-type="float">
            <text:p>0.474848068</text:p>
          </table:table-cell>
          <table:table-cell office:value-type="float" office:value="3.60274865300744" calcext:value-type="float">
            <text:p>3.602748653</text:p>
          </table:table-cell>
          <table:table-cell office:value-type="float" office:value="0.395391051002662" calcext:value-type="float">
            <text:p>0.395391051</text:p>
          </table:table-cell>
          <table:table-cell office:value-type="float" office:value="0.111" calcext:value-type="float">
            <text:p>0.111</text:p>
          </table:table-cell>
          <table:table-cell office:value-type="float" office:value="0.036" calcext:value-type="float">
            <text:p>0.036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872139" calcext:value-type="float">
            <text:p>872139</text:p>
          </table:table-cell>
          <table:table-cell office:value-type="float" office:value="0.493628044001525" calcext:value-type="float">
            <text:p>0.493628044</text:p>
          </table:table-cell>
          <table:table-cell office:value-type="float" office:value="3.6404963350069" calcext:value-type="float">
            <text:p>3.640496335</text:p>
          </table:table-cell>
          <table:table-cell office:value-type="float" office:value="0.388831862001098" calcext:value-type="float">
            <text:p>0.388831862</text:p>
          </table:table-cell>
          <table:table-cell office:value-type="float" office:value="0.109" calcext:value-type="float">
            <text:p>0.109</text:p>
          </table:table-cell>
          <table:table-cell office:value-type="float" office:value="0.038" calcext:value-type="float">
            <text:p>0.038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5245592900028" calcext:value-type="float">
            <text:p>0.452455929</text:p>
          </table:table-cell>
          <table:table-cell office:value-type="float" office:value="3.39487166200706" calcext:value-type="float">
            <text:p>3.394871662</text:p>
          </table:table-cell>
          <table:table-cell office:value-type="float" office:value="0.365326897997875" calcext:value-type="float">
            <text:p>0.365326898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774912" calcext:value-type="float">
            <text:p>774912</text:p>
          </table:table-cell>
          <table:table-cell office:value-type="float" office:value="0.533643279995886" calcext:value-type="float">
            <text:p>0.53364328</text:p>
          </table:table-cell>
          <table:table-cell office:value-type="float" office:value="3.6734397560067" calcext:value-type="float">
            <text:p>3.673439756</text:p>
          </table:table-cell>
          <table:table-cell office:value-type="float" office:value="0.398754638998071" calcext:value-type="float">
            <text:p>0.398754639</text:p>
          </table:table-cell>
          <table:table-cell office:value-type="float" office:value="0.173" calcext:value-type="float">
            <text:p>0.17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037706" calcext:value-type="float">
            <text:p>2037706</text:p>
          </table:table-cell>
          <table:table-cell office:value-type="float" office:value="0.586711270007072" calcext:value-type="float">
            <text:p>0.58671127</text:p>
          </table:table-cell>
          <table:table-cell office:value-type="float" office:value="3.80756061300053" calcext:value-type="float">
            <text:p>3.807560613</text:p>
          </table:table-cell>
          <table:table-cell office:value-type="float" office:value="0.505632012995193" calcext:value-type="float">
            <text:p>0.505632013</text:p>
          </table:table-cell>
          <table:table-cell office:value-type="float" office:value="0.335" calcext:value-type="float">
            <text:p>0.335</text:p>
          </table:table-cell>
          <table:table-cell office:value-type="float" office:value="0.1" calcext:value-type="float">
            <text:p>0.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5056909" calcext:value-type="float">
            <text:p>5056909</text:p>
          </table:table-cell>
          <table:table-cell office:value-type="float" office:value="0.951304440997774" calcext:value-type="float">
            <text:p>0.951304441</text:p>
          </table:table-cell>
          <table:table-cell office:value-type="float" office:value="4.16219284200633" calcext:value-type="float">
            <text:p>4.162192842</text:p>
          </table:table-cell>
          <table:table-cell office:value-type="float" office:value="0.663710371998604" calcext:value-type="float">
            <text:p>0.663710372</text:p>
          </table:table-cell>
          <table:table-cell office:value-type="float" office:value="1.81" calcext:value-type="float">
            <text:p>1.81</text:p>
          </table:table-cell>
          <table:table-cell office:value-type="float" office:value="0.219" calcext:value-type="float">
            <text:p>0.219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1725" calcext:value-type="float">
            <text:p>31725</text:p>
          </table:table-cell>
          <table:table-cell office:value-type="float" office:value="0.456729498007917" calcext:value-type="float">
            <text:p>0.456729498</text:p>
          </table:table-cell>
          <table:table-cell office:value-type="float" office:value="3.50260299201182" calcext:value-type="float">
            <text:p>3.502602992</text:p>
          </table:table-cell>
          <table:table-cell office:value-type="float" office:value="0.395162601009361" calcext:value-type="float">
            <text:p>0.39516260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740542" calcext:value-type="float">
            <text:p>740542</text:p>
          </table:table-cell>
          <table:table-cell office:value-type="float" office:value="0.516253838010016" calcext:value-type="float">
            <text:p>0.516253838</text:p>
          </table:table-cell>
          <table:table-cell office:value-type="float" office:value="3.70260827601305" calcext:value-type="float">
            <text:p>3.702608276</text:p>
          </table:table-cell>
          <table:table-cell office:value-type="float" office:value="0.411635525990278" calcext:value-type="float">
            <text:p>0.411635526</text:p>
          </table:table-cell>
          <table:table-cell office:value-type="float" office:value="0.177" calcext:value-type="float">
            <text:p>0.1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462479" calcext:value-type="float">
            <text:p>462479</text:p>
          </table:table-cell>
          <table:table-cell office:value-type="float" office:value="0.519454547989881" calcext:value-type="float">
            <text:p>0.519454548</text:p>
          </table:table-cell>
          <table:table-cell office:value-type="float" office:value="3.68220440900768" calcext:value-type="float">
            <text:p>3.682204409</text:p>
          </table:table-cell>
          <table:table-cell office:value-type="float" office:value="0.416103171999566" calcext:value-type="float">
            <text:p>0.416103172</text:p>
          </table:table-cell>
          <table:table-cell office:value-type="float" office:value="0.168" calcext:value-type="float">
            <text:p>0.16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3305970" calcext:value-type="float">
            <text:p>3305970</text:p>
          </table:table-cell>
          <table:table-cell office:value-type="float" office:value="0.803333486997872" calcext:value-type="float">
            <text:p>0.803333487</text:p>
          </table:table-cell>
          <table:table-cell office:value-type="float" office:value="3.95888340999954" calcext:value-type="float">
            <text:p>3.95888341</text:p>
          </table:table-cell>
          <table:table-cell office:value-type="float" office:value="0.633237141999416" calcext:value-type="float">
            <text:p>0.633237142</text:p>
          </table:table-cell>
          <table:table-cell office:value-type="float" office:value="0.418" calcext:value-type="float">
            <text:p>0.41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float" office:value="51194" calcext:value-type="float">
            <text:p>51194</text:p>
          </table:table-cell>
          <table:table-cell office:value-type="float" office:value="0.479976481990889" calcext:value-type="float">
            <text:p>0.479976482</text:p>
          </table:table-cell>
          <table:table-cell office:value-type="float" office:value="3.61978973900841" calcext:value-type="float">
            <text:p>3.619789739</text:p>
          </table:table-cell>
          <table:table-cell office:value-type="float" office:value="0.376575971997227" calcext:value-type="float">
            <text:p>0.37657597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6" calcext:value-type="float">
            <text:p>0.01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504374" calcext:value-type="float">
            <text:p>504374</text:p>
          </table:table-cell>
          <table:table-cell office:value-type="float" office:value="0.551256104998174" calcext:value-type="float">
            <text:p>0.551256105</text:p>
          </table:table-cell>
          <table:table-cell office:value-type="float" office:value="3.67783910699654" calcext:value-type="float">
            <text:p>3.677839107</text:p>
          </table:table-cell>
          <table:table-cell office:value-type="float" office:value="0.405698546004714" calcext:value-type="float">
            <text:p>0.405698546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2" calcext:value-type="float">
            <text:p>0.042</text:p>
          </table:table-cell>
          <table:table-cell office:value-type="float" office:value="2.379" calcext:value-type="float">
            <text:p>2.379</text:p>
          </table:table-cell>
        </table:table-row>
        <table:table-row table:style-name="ro1">
          <table:table-cell office:value-type="float" office:value="2686080" calcext:value-type="float">
            <text:p>2686080</text:p>
          </table:table-cell>
          <table:table-cell office:value-type="float" office:value="0.756495860012365" calcext:value-type="float">
            <text:p>0.75649586</text:p>
          </table:table-cell>
          <table:table-cell office:value-type="float" office:value="3.95300726099231" calcext:value-type="float">
            <text:p>3.953007261</text:p>
          </table:table-cell>
          <table:table-cell office:value-type="float" office:value="0.58495718499762" calcext:value-type="float">
            <text:p>0.584957185</text:p>
          </table:table-cell>
          <table:table-cell office:value-type="float" office:value="0.366" calcext:value-type="float">
            <text:p>0.366</text:p>
          </table:table-cell>
          <table:table-cell office:value-type="float" office:value="0.401" calcext:value-type="float">
            <text:p>0.40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348003" calcext:value-type="float">
            <text:p>348003</text:p>
          </table:table-cell>
          <table:table-cell office:value-type="float" office:value="0.53506767199724" calcext:value-type="float">
            <text:p>0.535067672</text:p>
          </table:table-cell>
          <table:table-cell office:value-type="float" office:value="3.65275735899922" calcext:value-type="float">
            <text:p>3.652757359</text:p>
          </table:table-cell>
          <table:table-cell office:value-type="float" office:value="0.419202044999111" calcext:value-type="float">
            <text:p>0.419202045</text:p>
          </table:table-cell>
          <table:table-cell office:value-type="float" office:value="0.182" calcext:value-type="float">
            <text:p>0.182</text:p>
          </table:table-cell>
          <table:table-cell office:value-type="float" office:value="0.047" calcext:value-type="float">
            <text:p>0.047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3824565" calcext:value-type="float">
            <text:p>3824565</text:p>
          </table:table-cell>
          <table:table-cell office:value-type="float" office:value="0.836735995995696" calcext:value-type="float">
            <text:p>0.836735996</text:p>
          </table:table-cell>
          <table:table-cell office:value-type="float" office:value="4.0144349809998" calcext:value-type="float">
            <text:p>4.014434981</text:p>
          </table:table-cell>
          <table:table-cell office:value-type="float" office:value="0.604624504994717" calcext:value-type="float">
            <text:p>0.604624505</text:p>
          </table:table-cell>
          <table:table-cell office:value-type="float" office:value="0.432" calcext:value-type="float">
            <text:p>0.432</text:p>
          </table:table-cell>
          <table:table-cell office:value-type="float" office:value="0.157" calcext:value-type="float">
            <text:p>0.157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5034705" calcext:value-type="float">
            <text:p>5034705</text:p>
          </table:table-cell>
          <table:table-cell office:value-type="float" office:value="0.8248400369921" calcext:value-type="float">
            <text:p>0.824840037</text:p>
          </table:table-cell>
          <table:table-cell office:value-type="float" office:value="4.04713632899802" calcext:value-type="float">
            <text:p>4.047136329</text:p>
          </table:table-cell>
          <table:table-cell office:value-type="float" office:value="0.593046648995369" calcext:value-type="float">
            <text:p>0.593046649</text:p>
          </table:table-cell>
          <table:table-cell office:value-type="float" office:value="1.304" calcext:value-type="float">
            <text:p>1.304</text:p>
          </table:table-cell>
          <table:table-cell office:value-type="float" office:value="0.182" calcext:value-type="float">
            <text:p>0.18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40185137" calcext:value-type="float">
            <text:p>240185137</text:p>
          </table:table-cell>
          <table:table-cell office:value-type="float" office:value="65.6443100569886" calcext:value-type="float">
            <text:p>65.644310057</text:p>
          </table:table-cell>
          <table:table-cell office:value-type="float" office:value="384.189071501998" calcext:value-type="float">
            <text:p>384.189071502</text:p>
          </table:table-cell>
          <table:table-cell office:value-type="float" office:value="49.7372116358311" calcext:value-type="float">
            <text:p>49.7372116358</text:p>
          </table:table-cell>
          <table:table-cell office:value-type="float" office:value="54.598" calcext:value-type="float">
            <text:p>54.598</text:p>
          </table:table-cell>
          <table:table-cell office:value-type="float" office:value="26.722" calcext:value-type="float">
            <text:p>26.722</text:p>
          </table:table-cell>
          <table:table-cell office:value-type="float" office:value="14.43" calcext:value-type="float">
            <text:p>14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>
        <number:embedded-text number:position="1">^</number:embedded-text>
      </number:number>
    </number:number-style>
    <number:number-style style:name="N123">
      <number:number number:decimal-places="4" loext:min-decimal-places="4" number:min-integer-digits="1"/>
      <number:text>^+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3:55:11.014656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3:55:42.656552417</dc:date>
    <meta:editing-duration>PT2H5M21S</meta:editing-duration>
    <meta:editing-cycles>13</meta:editing-cycles>
    <meta:generator>LibreOffice/5.1.6.2$Linux_X86_64 LibreOffice_project/10m0$Build-2</meta:generator>
    <meta:document-statistic meta:table-count="1" meta:cell-count="7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graphic-properties draw:fill="solid" draw:fill-color="#ffffff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1">
      <style:chart-properties chart:display-label="true" chart:logarithmic="false" chart:maximum="1000000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maximum="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5cm" chart:symbol-height="0.1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5cm" chart:symbol-height="0.1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5cm" chart:symbol-height="0.1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15cm" chart:symbol-height="0.1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382cm" svg:height="18.78cm" xlink:href=".." xlink:type="simple" chart:class="chart:scatter" chart:style-name="ch1">
        <chart:title svg:x="9.903cm" svg:y="0.511cm" chart:style-name="ch2">
          <text:p>Random XIC Queries</text:p>
        </chart:title>
        <chart:legend svg:x="20.866cm" svg:y="1.594cm" style:legend-expansion="custom" chartooo:width="3.511cm" chartooo:height="4.103cm" style:legend-expansion-aspect-ratio="0.855715330246161" chart:style-name="ch3"/>
        <chart:plot-area chart:style-name="ch4" table:cell-range-address="OEMMA_arranged_rand.A2:OEMMA_arranged_rand.G102" chart:data-source-has-labels="row" svg:x="1.905cm" svg:y="1.833cm" svg:width="22.97cm" svg:height="15.204cm">
          <chartooo:coordinate-region svg:x="2.646cm" svg:y="2.032cm" svg:width="21.486cm" svg:height="14.358cm"/>
          <chart:axis chart:dimension="x" chart:name="primary-x" chart:style-name="ch5">
            <chart:title svg:x="11.092cm" svg:y="17.413cm" chart:style-name="ch6">
              <text:p>Number of Points</text:p>
            </chart:title>
          </chart:axis>
          <chart:axis chart:dimension="y" chart:name="primary-y" chart:style-name="ch7">
            <chart:title svg:x="0.451cm" svg:y="10.569cm" chart:style-name="ch8">
              <text:p>Time (s)</text:p>
            </chart:title>
            <chart:grid chart:style-name="ch9" chart:class="major"/>
          </chart:axis>
          <chart:series chart:style-name="ch10" chart:values-cell-range-address="OEMMA_arranged_rand.B3:OEMMA_arranged_rand.B102" chart:label-cell-address="OEMMA_arranged_rand.B2:OEMMA_arranged_rand.B2" chart:class="chart:scatter">
            <chart:domain table:cell-range-address="OEMMA_arranged_rand.A3:OEMMA_arranged_rand.A102"/>
            <chart:data-point chart:repeated="100"/>
          </chart:series>
          <chart:series chart:style-name="ch11" chart:values-cell-range-address="OEMMA_arranged_rand.C3:OEMMA_arranged_rand.C102" chart:label-cell-address="OEMMA_arranged_rand.C2:OEMMA_arranged_rand.C2" chart:class="chart:scatter">
            <chart:data-point chart:repeated="100"/>
          </chart:series>
          <chart:series chart:style-name="ch12" chart:values-cell-range-address="OEMMA_arranged_rand.D3:OEMMA_arranged_rand.D102" chart:label-cell-address="OEMMA_arranged_rand.D2:OEMMA_arranged_rand.D2" chart:class="chart:scatter">
            <chart:data-point chart:repeated="100"/>
          </chart:series>
          <chart:series chart:style-name="ch13" chart:values-cell-range-address="OEMMA_arranged_rand.E3:OEMMA_arranged_rand.E102" chart:label-cell-address="OEMMA_arranged_rand.E2:OEMMA_arranged_rand.E2" chart:class="chart:scatter">
            <chart:data-point chart:repeated="100"/>
          </chart:series>
          <chart:series chart:style-name="ch14" chart:values-cell-range-address="OEMMA_arranged_rand.F3:OEMMA_arranged_rand.F102" chart:label-cell-address="OEMMA_arranged_rand.F2:OEMMA_arranged_rand.F2" chart:class="chart:scatter">
            <chart:data-point chart:repeated="100"/>
          </chart:series>
          <chart:series chart:style-name="ch15" chart:values-cell-range-address="OEMMA_arranged_rand.G3:OEMMA_arranged_rand.G102" chart:label-cell-address="OEMMA_arranged_rand.G2:OEMMA_arranged_rand.G2" chart:class="chart:scatter">
            <chart:data-point chart:repeated="10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z5</text:p>
                <draw:g>
                  <svg:desc>OEMMA_arranged_rand.B2:OEMMA_arranged_rand.B2</svg:desc>
                </draw:g>
              </table:table-cell>
              <table:table-cell office:value-type="string">
                <text:p>mzML</text:p>
                <draw:g>
                  <svg:desc>OEMMA_arranged_rand.C2:OEMMA_arranged_rand.C2</svg:desc>
                </draw:g>
              </table:table-cell>
              <table:table-cell office:value-type="string">
                <text:p>mzdb</text:p>
                <draw:g>
                  <svg:desc>OEMMA_arranged_rand.D2:OEMMA_arranged_rand.D2</svg:desc>
                </draw:g>
              </table:table-cell>
              <table:table-cell office:value-type="string">
                <text:p>MzTree-Single</text:p>
                <draw:g>
                  <svg:desc>OEMMA_arranged_rand.E2:OEMMA_arranged_rand.E2</svg:desc>
                </draw:g>
              </table:table-cell>
              <table:table-cell office:value-type="string">
                <text:p>MzTree-NoSumm</text:p>
                <draw:g>
                  <svg:desc>OEMMA_arranged_rand.F2:OEMMA_arranged_rand.F2</svg:desc>
                </draw:g>
              </table:table-cell>
              <table:table-cell office:value-type="string">
                <text:p>MzTree</text:p>
                <draw:g>
                  <svg:desc>OEMMA_arranged_rand.G2:OEMMA_arranged_rand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196">
                <text:p>112196</text:p>
                <draw:g>
                  <svg:desc>OEMMA_arranged_rand.A3:OEMMA_arranged_rand.A102</svg:desc>
                </draw:g>
              </table:table-cell>
              <table:table-cell office:value-type="float" office:value="0.489922954002395">
                <text:p>0.489922954002395</text:p>
                <draw:g>
                  <svg:desc>OEMMA_arranged_rand.B3:OEMMA_arranged_rand.B102</svg:desc>
                </draw:g>
              </table:table-cell>
              <table:table-cell office:value-type="float" office:value="3.61551336600678">
                <text:p>3.61551336600678</text:p>
                <draw:g>
                  <svg:desc>OEMMA_arranged_rand.C3:OEMMA_arranged_rand.C102</svg:desc>
                </draw:g>
              </table:table-cell>
              <table:table-cell office:value-type="float" office:value="0.381088165013352">
                <text:p>0.381088165013352</text:p>
                <draw:g>
                  <svg:desc>OEMMA_arranged_rand.D3:OEMMA_arranged_rand.D102</svg:desc>
                </draw:g>
              </table:table-cell>
              <table:table-cell office:value-type="float" office:value="0.121">
                <text:p>0.121</text:p>
                <draw:g>
                  <svg:desc>OEMMA_arranged_rand.E3:OEMMA_arranged_rand.E102</svg:desc>
                </draw:g>
              </table:table-cell>
              <table:table-cell office:value-type="float" office:value="0.153">
                <text:p>0.153</text:p>
                <draw:g>
                  <svg:desc>OEMMA_arranged_rand.F3:OEMMA_arranged_rand.F102</svg:desc>
                </draw:g>
              </table:table-cell>
              <table:table-cell office:value-type="float" office:value="1.422">
                <text:p>1.422</text:p>
                <draw:g>
                  <svg:desc>OEMMA_arranged_rand.G3:OEMMA_arranged_rand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5136">
                <text:p>775136</text:p>
              </table:table-cell>
              <table:table-cell office:value-type="float" office:value="0.537948732991936">
                <text:p>0.537948732991936</text:p>
              </table:table-cell>
              <table:table-cell office:value-type="float" office:value="3.72213893001026">
                <text:p>3.72213893001026</text:p>
              </table:table-cell>
              <table:table-cell office:value-type="float" office:value="0.458463946008123">
                <text:p>0.458463946008123</text:p>
              </table:table-cell>
              <table:table-cell office:value-type="float" office:value="0.187">
                <text:p>0.187</text:p>
              </table:table-cell>
              <table:table-cell office:value-type="float" office:value="0.141">
                <text:p>0.141</text:p>
              </table:table-cell>
              <table:table-cell office:value-type="float" office:value="1.238">
                <text:p>1.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8467">
                <text:p>1568467</text:p>
              </table:table-cell>
              <table:table-cell office:value-type="float" office:value="0.625829683005577">
                <text:p>0.625829683005577</text:p>
              </table:table-cell>
              <table:table-cell office:value-type="float" office:value="3.8082916100102">
                <text:p>3.8082916100102</text:p>
              </table:table-cell>
              <table:table-cell office:value-type="float" office:value="0.522767725007725">
                <text:p>0.522767725007725</text:p>
              </table:table-cell>
              <table:table-cell office:value-type="float" office:value="0.244">
                <text:p>0.244</text:p>
              </table:table-cell>
              <table:table-cell office:value-type="float" office:value="0.113">
                <text:p>0.11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3005">
                <text:p>783005</text:p>
              </table:table-cell>
              <table:table-cell office:value-type="float" office:value="0.534808577998774">
                <text:p>0.534808577998774</text:p>
              </table:table-cell>
              <table:table-cell office:value-type="float" office:value="3.82001523800136">
                <text:p>3.82001523800136</text:p>
              </table:table-cell>
              <table:table-cell office:value-type="float" office:value="0.427384710987099">
                <text:p>0.427384710987099</text:p>
              </table:table-cell>
              <table:table-cell office:value-type="float" office:value="0.104">
                <text:p>0.104</text:p>
              </table:table-cell>
              <table:table-cell office:value-type="float" office:value="0.113">
                <text:p>0.113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0611">
                <text:p>3350611</text:p>
              </table:table-cell>
              <table:table-cell office:value-type="float" office:value="0.902250512008322">
                <text:p>0.902250512008322</text:p>
              </table:table-cell>
              <table:table-cell office:value-type="float" office:value="4.13326195100672">
                <text:p>4.13326195100672</text:p>
              </table:table-cell>
              <table:table-cell office:value-type="float" office:value="0.638959792995593">
                <text:p>0.638959792995593</text:p>
              </table:table-cell>
              <table:table-cell office:value-type="float" office:value="0.435">
                <text:p>0.435</text:p>
              </table:table-cell>
              <table:table-cell office:value-type="float" office:value="0.916">
                <text:p>0.916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0">
                <text:p>1790</text:p>
              </table:table-cell>
              <table:table-cell office:value-type="float" office:value="0.462092989007942">
                <text:p>0.462092989007942</text:p>
              </table:table-cell>
              <table:table-cell office:value-type="float" office:value="3.57573486299952">
                <text:p>3.57573486299952</text:p>
              </table:table-cell>
              <table:table-cell office:value-type="float" office:value="0.352946846003761">
                <text:p>0.352946846003761</text:p>
              </table:table-cell>
              <table:table-cell office:value-type="float" office:value="0.083">
                <text:p>0.083</text:p>
              </table:table-cell>
              <table:table-cell office:value-type="float" office:value="0.025">
                <text:p>0.02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9082">
                <text:p>3809082</text:p>
              </table:table-cell>
              <table:table-cell office:value-type="float" office:value="0.920073989997036">
                <text:p>0.920073989997036</text:p>
              </table:table-cell>
              <table:table-cell office:value-type="float" office:value="4.12183062000258">
                <text:p>4.12183062000258</text:p>
              </table:table-cell>
              <table:table-cell office:value-type="float" office:value="0.701142441001139">
                <text:p>0.701142441001139</text:p>
              </table:table-cell>
              <table:table-cell office:value-type="float" office:value="0.456">
                <text:p>0.456</text:p>
              </table:table-cell>
              <table:table-cell office:value-type="float" office:value="0.315">
                <text:p>0.31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72391">
                <text:p>3172391</text:p>
              </table:table-cell>
              <table:table-cell office:value-type="float" office:value="0.812363693999941">
                <text:p>0.812363693999941</text:p>
              </table:table-cell>
              <table:table-cell office:value-type="float" office:value="3.9923593160056">
                <text:p>3.9923593160056</text:p>
              </table:table-cell>
              <table:table-cell office:value-type="float" office:value="0.600041473997408">
                <text:p>0.600041473997408</text:p>
              </table:table-cell>
              <table:table-cell office:value-type="float" office:value="0.4">
                <text:p>0.4</text:p>
              </table:table-cell>
              <table:table-cell office:value-type="float" office:value="0.146">
                <text:p>0.146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646">
                <text:p>92646</text:p>
              </table:table-cell>
              <table:table-cell office:value-type="float" office:value="0.471408122000867">
                <text:p>0.471408122000867</text:p>
              </table:table-cell>
              <table:table-cell office:value-type="float" office:value="3.59058865100087">
                <text:p>3.59058865100087</text:p>
              </table:table-cell>
              <table:table-cell office:value-type="float" office:value="0.403559301994392">
                <text:p>0.403559301994392</text:p>
              </table:table-cell>
              <table:table-cell office:value-type="float" office:value="0.058">
                <text:p>0.058</text:p>
              </table:table-cell>
              <table:table-cell office:value-type="float" office:value="0.108">
                <text:p>0.10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75028">
                <text:p>3075028</text:p>
              </table:table-cell>
              <table:table-cell office:value-type="float" office:value="0.726618532993598">
                <text:p>0.726618532993598</text:p>
              </table:table-cell>
              <table:table-cell office:value-type="float" office:value="4.03366198400909">
                <text:p>4.03366198400909</text:p>
              </table:table-cell>
              <table:table-cell office:value-type="float" office:value="0.549089417996584">
                <text:p>0.549089417996584</text:p>
              </table:table-cell>
              <table:table-cell office:value-type="float" office:value="0.374">
                <text:p>0.374</text:p>
              </table:table-cell>
              <table:table-cell office:value-type="float" office:value="0.14">
                <text:p>0.14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47">
                <text:p>5247</text:p>
              </table:table-cell>
              <table:table-cell office:value-type="float" office:value="0.495116061996669">
                <text:p>0.495116061996669</text:p>
              </table:table-cell>
              <table:table-cell office:value-type="float" office:value="3.64688460799516">
                <text:p>3.64688460799516</text:p>
              </table:table-cell>
              <table:table-cell office:value-type="float" office:value="0.36101639700064">
                <text:p>0.36101639700064</text:p>
              </table:table-cell>
              <table:table-cell office:value-type="float" office:value="0.028">
                <text:p>0.028</text:p>
              </table:table-cell>
              <table:table-cell office:value-type="float" office:value="0.003">
                <text:p>0.003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2532">
                <text:p>1452532</text:p>
              </table:table-cell>
              <table:table-cell office:value-type="float" office:value="0.608447474995046">
                <text:p>0.608447474995046</text:p>
              </table:table-cell>
              <table:table-cell office:value-type="float" office:value="3.80472237100184">
                <text:p>3.80472237100184</text:p>
              </table:table-cell>
              <table:table-cell office:value-type="float" office:value="0.46307643999171">
                <text:p>0.46307643999171</text:p>
              </table:table-cell>
              <table:table-cell office:value-type="float" office:value="0.239">
                <text:p>0.239</text:p>
              </table:table-cell>
              <table:table-cell office:value-type="float" office:value="0.084">
                <text:p>0.084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4127">
                <text:p>324127</text:p>
              </table:table-cell>
              <table:table-cell office:value-type="float" office:value="0.522333862012601">
                <text:p>0.522333862012601</text:p>
              </table:table-cell>
              <table:table-cell office:value-type="float" office:value="3.74355260298762">
                <text:p>3.74355260298762</text:p>
              </table:table-cell>
              <table:table-cell office:value-type="float" office:value="0.390148483013036">
                <text:p>0.390148483013036</text:p>
              </table:table-cell>
              <table:table-cell office:value-type="float" office:value="0.073">
                <text:p>0.073</text:p>
              </table:table-cell>
              <table:table-cell office:value-type="float" office:value="0.025">
                <text:p>0.025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6379">
                <text:p>1366379</text:p>
              </table:table-cell>
              <table:table-cell office:value-type="float" office:value="0.558563628001139">
                <text:p>0.558563628001139</text:p>
              </table:table-cell>
              <table:table-cell office:value-type="float" office:value="3.74441574800585">
                <text:p>3.74441574800585</text:p>
              </table:table-cell>
              <table:table-cell office:value-type="float" office:value="0.464273149991641">
                <text:p>0.464273149991641</text:p>
              </table:table-cell>
              <table:table-cell office:value-type="float" office:value="0.244">
                <text:p>0.244</text:p>
              </table:table-cell>
              <table:table-cell office:value-type="float" office:value="0.08">
                <text:p>0.08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88280">
                <text:p>5888280</text:p>
              </table:table-cell>
              <table:table-cell office:value-type="float" office:value="1.45059672799835">
                <text:p>1.45059672799835</text:p>
              </table:table-cell>
              <table:table-cell office:value-type="float" office:value="4.84500631199626">
                <text:p>4.84500631199626</text:p>
              </table:table-cell>
              <table:table-cell office:value-type="float" office:value="0.900553936997312">
                <text:p>0.900553936997312</text:p>
              </table:table-cell>
              <table:table-cell office:value-type="float" office:value="1.863">
                <text:p>1.863</text:p>
              </table:table-cell>
              <table:table-cell office:value-type="float" office:value="0.399">
                <text:p>0.39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51944">
                <text:p>3351944</text:p>
              </table:table-cell>
              <table:table-cell office:value-type="float" office:value="0.77636039799836">
                <text:p>0.77636039799836</text:p>
              </table:table-cell>
              <table:table-cell office:value-type="float" office:value="4.093833662002">
                <text:p>4.093833662002</text:p>
              </table:table-cell>
              <table:table-cell office:value-type="float" office:value="0.564589875008096">
                <text:p>0.564589875008096</text:p>
              </table:table-cell>
              <table:table-cell office:value-type="float" office:value="0.418">
                <text:p>0.418</text:p>
              </table:table-cell>
              <table:table-cell office:value-type="float" office:value="1.619">
                <text:p>1.61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35738">
                <text:p>3535738</text:p>
              </table:table-cell>
              <table:table-cell office:value-type="float" office:value="0.656483141996432">
                <text:p>0.656483141996432</text:p>
              </table:table-cell>
              <table:table-cell office:value-type="float" office:value="3.86478288500803">
                <text:p>3.86478288500803</text:p>
              </table:table-cell>
              <table:table-cell office:value-type="float" office:value="0.4855888710008">
                <text:p>0.4855888710008</text:p>
              </table:table-cell>
              <table:table-cell office:value-type="float" office:value="0.412">
                <text:p>0.412</text:p>
              </table:table-cell>
              <table:table-cell office:value-type="float" office:value="0.188">
                <text:p>0.18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704">
                <text:p>2031704</text:p>
              </table:table-cell>
              <table:table-cell office:value-type="float" office:value="0.516052684994065">
                <text:p>0.516052684994065</text:p>
              </table:table-cell>
              <table:table-cell office:value-type="float" office:value="3.67903350200504">
                <text:p>3.67903350200504</text:p>
              </table:table-cell>
              <table:table-cell office:value-type="float" office:value="0.418160444998648">
                <text:p>0.418160444998648</text:p>
              </table:table-cell>
              <table:table-cell office:value-type="float" office:value="0.293">
                <text:p>0.293</text:p>
              </table:table-cell>
              <table:table-cell office:value-type="float" office:value="0.118">
                <text:p>0.118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9537">
                <text:p>3059537</text:p>
              </table:table-cell>
              <table:table-cell office:value-type="float" office:value="0.961256025999319">
                <text:p>0.961256025999319</text:p>
              </table:table-cell>
              <table:table-cell office:value-type="float" office:value="4.17608989900327">
                <text:p>4.17608989900327</text:p>
              </table:table-cell>
              <table:table-cell office:value-type="float" office:value="0.680647355009569">
                <text:p>0.680647355009569</text:p>
              </table:table-cell>
              <table:table-cell office:value-type="float" office:value="0.447">
                <text:p>0.447</text:p>
              </table:table-cell>
              <table:table-cell office:value-type="float" office:value="0.363">
                <text:p>0.36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4985">
                <text:p>654985</text:p>
              </table:table-cell>
              <table:table-cell office:value-type="float" office:value="0.527984768006718">
                <text:p>0.527984768006718</text:p>
              </table:table-cell>
              <table:table-cell office:value-type="float" office:value="3.72042917799263">
                <text:p>3.72042917799263</text:p>
              </table:table-cell>
              <table:table-cell office:value-type="float" office:value="0.411261394998292">
                <text:p>0.411261394998292</text:p>
              </table:table-cell>
              <table:table-cell office:value-type="float" office:value="0.171">
                <text:p>0.171</text:p>
              </table:table-cell>
              <table:table-cell office:value-type="float" office:value="0.044">
                <text:p>0.044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83607">
                <text:p>7183607</text:p>
              </table:table-cell>
              <table:table-cell office:value-type="float" office:value="1.69638580299215">
                <text:p>1.69638580299215</text:p>
              </table:table-cell>
              <table:table-cell office:value-type="float" office:value="5.05649344199628">
                <text:p>5.05649344199628</text:p>
              </table:table-cell>
              <table:table-cell office:value-type="float" office:value="0.987954822994652">
                <text:p>0.987954822994652</text:p>
              </table:table-cell>
              <table:table-cell office:value-type="float" office:value="1.691">
                <text:p>1.691</text:p>
              </table:table-cell>
              <table:table-cell office:value-type="float" office:value="0.272">
                <text:p>0.27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278">
                <text:p>66278</text:p>
              </table:table-cell>
              <table:table-cell office:value-type="float" office:value="0.508606200004579">
                <text:p>0.508606200004579</text:p>
              </table:table-cell>
              <table:table-cell office:value-type="float" office:value="3.6438158069941">
                <text:p>3.6438158069941</text:p>
              </table:table-cell>
              <table:table-cell office:value-type="float" office:value="0.39329667299171">
                <text:p>0.39329667299171</text:p>
              </table:table-cell>
              <table:table-cell office:value-type="float" office:value="0.116">
                <text:p>0.116</text:p>
              </table:table-cell>
              <table:table-cell office:value-type="float" office:value="0.04">
                <text:p>0.04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205">
                <text:p>75205</text:p>
              </table:table-cell>
              <table:table-cell office:value-type="float" office:value="0.495110396004748">
                <text:p>0.495110396004748</text:p>
              </table:table-cell>
              <table:table-cell office:value-type="float" office:value="3.67565946599643">
                <text:p>3.67565946599643</text:p>
              </table:table-cell>
              <table:table-cell office:value-type="float" office:value="0.377010070995311">
                <text:p>0.377010070995311</text:p>
              </table:table-cell>
              <table:table-cell office:value-type="float" office:value="0.087">
                <text:p>0.087</text:p>
              </table:table-cell>
              <table:table-cell office:value-type="float" office:value="0.027">
                <text:p>0.027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4353">
                <text:p>474353</text:p>
              </table:table-cell>
              <table:table-cell office:value-type="float" office:value="0.52457434500684">
                <text:p>0.52457434500684</text:p>
              </table:table-cell>
              <table:table-cell office:value-type="float" office:value="3.69029823799792">
                <text:p>3.69029823799792</text:p>
              </table:table-cell>
              <table:table-cell office:value-type="float" office:value="0.425507324995124">
                <text:p>0.425507324995124</text:p>
              </table:table-cell>
              <table:table-cell office:value-type="float" office:value="0.107">
                <text:p>0.107</text:p>
              </table:table-cell>
              <table:table-cell office:value-type="float" office:value="0.179">
                <text:p>0.179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448">
                <text:p>88448</text:p>
              </table:table-cell>
              <table:table-cell office:value-type="float" office:value="0.465110063989414">
                <text:p>0.465110063989414</text:p>
              </table:table-cell>
              <table:table-cell office:value-type="float" office:value="3.56713717000093">
                <text:p>3.56713717000093</text:p>
              </table:table-cell>
              <table:table-cell office:value-type="float" office:value="0.393847561994335">
                <text:p>0.393847561994335</text:p>
              </table:table-cell>
              <table:table-cell office:value-type="float" office:value="0.064">
                <text:p>0.064</text:p>
              </table:table-cell>
              <table:table-cell office:value-type="float" office:value="0.018">
                <text:p>0.018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604">
                <text:p>70604</text:p>
              </table:table-cell>
              <table:table-cell office:value-type="float" office:value="0.495834096000181">
                <text:p>0.495834096000181</text:p>
              </table:table-cell>
              <table:table-cell office:value-type="float" office:value="3.66529173700837">
                <text:p>3.66529173700837</text:p>
              </table:table-cell>
              <table:table-cell office:value-type="float" office:value="0.375021604995709">
                <text:p>0.375021604995709</text:p>
              </table:table-cell>
              <table:table-cell office:value-type="float" office:value="0.03">
                <text:p>0.03</text:p>
              </table:table-cell>
              <table:table-cell office:value-type="float" office:value="0.006">
                <text:p>0.006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322523">
                <text:p>8322523</text:p>
              </table:table-cell>
              <table:table-cell office:value-type="float" office:value="0.704627038998297">
                <text:p>0.704627038998297</text:p>
              </table:table-cell>
              <table:table-cell office:value-type="float" office:value="3.89465965300042">
                <text:p>3.89465965300042</text:p>
              </table:table-cell>
              <table:table-cell office:value-type="float" office:value="0.567015763997915">
                <text:p>0.567015763997915</text:p>
              </table:table-cell>
              <table:table-cell office:value-type="float" office:value="1.878">
                <text:p>1.878</text:p>
              </table:table-cell>
              <table:table-cell office:value-type="float" office:value="0.395">
                <text:p>0.39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52940">
                <text:p>2952940</text:p>
              </table:table-cell>
              <table:table-cell office:value-type="float" office:value="0.747650625009555">
                <text:p>0.747650625009555</text:p>
              </table:table-cell>
              <table:table-cell office:value-type="float" office:value="3.97349386800488">
                <text:p>3.97349386800488</text:p>
              </table:table-cell>
              <table:table-cell office:value-type="float" office:value="0.54940417400212">
                <text:p>0.54940417400212</text:p>
              </table:table-cell>
              <table:table-cell office:value-type="float" office:value="0.396">
                <text:p>0.396</text:p>
              </table:table-cell>
              <table:table-cell office:value-type="float" office:value="0.135">
                <text:p>0.13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2096">
                <text:p>232096</text:p>
              </table:table-cell>
              <table:table-cell office:value-type="float" office:value="0.480353681996348">
                <text:p>0.480353681996348</text:p>
              </table:table-cell>
              <table:table-cell office:value-type="float" office:value="3.64582698399317">
                <text:p>3.64582698399317</text:p>
              </table:table-cell>
              <table:table-cell office:value-type="float" office:value="0.382981817994732">
                <text:p>0.382981817994732</text:p>
              </table:table-cell>
              <table:table-cell office:value-type="float" office:value="0.081">
                <text:p>0.081</text:p>
              </table:table-cell>
              <table:table-cell office:value-type="float" office:value="0.23">
                <text:p>0.23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26396">
                <text:p>6926396</text:p>
              </table:table-cell>
              <table:table-cell office:value-type="float" office:value="0.803897546007647">
                <text:p>0.803897546007647</text:p>
              </table:table-cell>
              <table:table-cell office:value-type="float" office:value="3.9947134959948">
                <text:p>3.9947134959948</text:p>
              </table:table-cell>
              <table:table-cell office:value-type="float" office:value="0.573427626994089">
                <text:p>0.573427626994089</text:p>
              </table:table-cell>
              <table:table-cell office:value-type="float" office:value="1.935">
                <text:p>1.935</text:p>
              </table:table-cell>
              <table:table-cell office:value-type="float" office:value="0.337">
                <text:p>0.33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7609">
                <text:p>1227609</text:p>
              </table:table-cell>
              <table:table-cell office:value-type="float" office:value="0.560863689999678">
                <text:p>0.560863689999678</text:p>
              </table:table-cell>
              <table:table-cell office:value-type="float" office:value="3.78936790199077">
                <text:p>3.78936790199077</text:p>
              </table:table-cell>
              <table:table-cell office:value-type="float" office:value="0.483369447989389">
                <text:p>0.483369447989389</text:p>
              </table:table-cell>
              <table:table-cell office:value-type="float" office:value="0.201">
                <text:p>0.201</text:p>
              </table:table-cell>
              <table:table-cell office:value-type="float" office:value="0.061">
                <text:p>0.06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48033">
                <text:p>1948033</text:p>
              </table:table-cell>
              <table:table-cell office:value-type="float" office:value="0.679759910999564">
                <text:p>0.679759910999564</text:p>
              </table:table-cell>
              <table:table-cell office:value-type="float" office:value="3.87699662300292">
                <text:p>3.87699662300292</text:p>
              </table:table-cell>
              <table:table-cell office:value-type="float" office:value="0.529655303005711">
                <text:p>0.529655303005711</text:p>
              </table:table-cell>
              <table:table-cell office:value-type="float" office:value="0.33">
                <text:p>0.33</text:p>
              </table:table-cell>
              <table:table-cell office:value-type="float" office:value="0.106">
                <text:p>0.10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91379">
                <text:p>2391379</text:p>
              </table:table-cell>
              <table:table-cell office:value-type="float" office:value="0.691630513989367">
                <text:p>0.691630513989367</text:p>
              </table:table-cell>
              <table:table-cell office:value-type="float" office:value="3.89080065999588">
                <text:p>3.89080065999588</text:p>
              </table:table-cell>
              <table:table-cell office:value-type="float" office:value="0.503017939001438">
                <text:p>0.503017939001438</text:p>
              </table:table-cell>
              <table:table-cell office:value-type="float" office:value="0.319">
                <text:p>0.319</text:p>
              </table:table-cell>
              <table:table-cell office:value-type="float" office:value="2.196">
                <text:p>2.19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46714">
                <text:p>5646714</text:p>
              </table:table-cell>
              <table:table-cell office:value-type="float" office:value="0.984165474001202">
                <text:p>0.984165474001202</text:p>
              </table:table-cell>
              <table:table-cell office:value-type="float" office:value="4.15773039599299">
                <text:p>4.15773039599299</text:p>
              </table:table-cell>
              <table:table-cell office:value-type="float" office:value="0.683535535994452">
                <text:p>0.683535535994452</text:p>
              </table:table-cell>
              <table:table-cell office:value-type="float" office:value="1.48">
                <text:p>1.48</text:p>
              </table:table-cell>
              <table:table-cell office:value-type="float" office:value="0.536">
                <text:p>0.53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1616">
                <text:p>221616</text:p>
              </table:table-cell>
              <table:table-cell office:value-type="float" office:value="0.496816901999409">
                <text:p>0.496816901999409</text:p>
              </table:table-cell>
              <table:table-cell office:value-type="float" office:value="3.54490186100884">
                <text:p>3.54490186100884</text:p>
              </table:table-cell>
              <table:table-cell office:value-type="float" office:value="0.410186847992009">
                <text:p>0.410186847992009</text:p>
              </table:table-cell>
              <table:table-cell office:value-type="float" office:value="0.092">
                <text:p>0.092</text:p>
              </table:table-cell>
              <table:table-cell office:value-type="float" office:value="0.036">
                <text:p>0.036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0165">
                <text:p>230165</text:p>
              </table:table-cell>
              <table:table-cell office:value-type="float" office:value="0.477057010008139">
                <text:p>0.477057010008139</text:p>
              </table:table-cell>
              <table:table-cell office:value-type="float" office:value="3.69092477900267">
                <text:p>3.69092477900267</text:p>
              </table:table-cell>
              <table:table-cell office:value-type="float" office:value="0.39442437600519">
                <text:p>0.39442437600519</text:p>
              </table:table-cell>
              <table:table-cell office:value-type="float" office:value="0.094">
                <text:p>0.094</text:p>
              </table:table-cell>
              <table:table-cell office:value-type="float" office:value="0.03">
                <text:p>0.03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6772">
                <text:p>466772</text:p>
              </table:table-cell>
              <table:table-cell office:value-type="float" office:value="0.491820751994965">
                <text:p>0.491820751994965</text:p>
              </table:table-cell>
              <table:table-cell office:value-type="float" office:value="3.63345932199445">
                <text:p>3.63345932199445</text:p>
              </table:table-cell>
              <table:table-cell office:value-type="float" office:value="0.399554930991144">
                <text:p>0.399554930991144</text:p>
              </table:table-cell>
              <table:table-cell office:value-type="float" office:value="0.123">
                <text:p>0.123</text:p>
              </table:table-cell>
              <table:table-cell office:value-type="float" office:value="0.033">
                <text:p>0.033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98254">
                <text:p>1598254</text:p>
              </table:table-cell>
              <table:table-cell office:value-type="float" office:value="0.565062773996033">
                <text:p>0.565062773996033</text:p>
              </table:table-cell>
              <table:table-cell office:value-type="float" office:value="3.75987604699912">
                <text:p>3.75987604699912</text:p>
              </table:table-cell>
              <table:table-cell office:value-type="float" office:value="0.487751449996722">
                <text:p>0.487751449996722</text:p>
              </table:table-cell>
              <table:table-cell office:value-type="float" office:value="0.234">
                <text:p>0.234</text:p>
              </table:table-cell>
              <table:table-cell office:value-type="float" office:value="0.078">
                <text:p>0.07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183">
                <text:p>49183</text:p>
              </table:table-cell>
              <table:table-cell office:value-type="float" office:value="0.471260645004804">
                <text:p>0.471260645004804</text:p>
              </table:table-cell>
              <table:table-cell office:value-type="float" office:value="3.60690766799962">
                <text:p>3.60690766799962</text:p>
              </table:table-cell>
              <table:table-cell office:value-type="float" office:value="0.389036719992873">
                <text:p>0.389036719992873</text:p>
              </table:table-cell>
              <table:table-cell office:value-type="float" office:value="0.097">
                <text:p>0.097</text:p>
              </table:table-cell>
              <table:table-cell office:value-type="float" office:value="0.034">
                <text:p>0.034</text:p>
              </table:table-cell>
              <table:table-cell office:value-type="float" office:value="0.663">
                <text:p>0.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18571">
                <text:p>5718571</text:p>
              </table:table-cell>
              <table:table-cell office:value-type="float" office:value="1.17428324000502">
                <text:p>1.17428324000502</text:p>
              </table:table-cell>
              <table:table-cell office:value-type="float" office:value="4.3511423549935">
                <text:p>4.3511423549935</text:p>
              </table:table-cell>
              <table:table-cell office:value-type="float" office:value="0.78887703800865">
                <text:p>0.78887703800865</text:p>
              </table:table-cell>
              <table:table-cell office:value-type="float" office:value="1.674">
                <text:p>1.674</text:p>
              </table:table-cell>
              <table:table-cell office:value-type="float" office:value="0.493">
                <text:p>0.49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638">
                <text:p>170638</text:p>
              </table:table-cell>
              <table:table-cell office:value-type="float" office:value="0.47770864899212">
                <text:p>0.47770864899212</text:p>
              </table:table-cell>
              <table:table-cell office:value-type="float" office:value="3.57893049999257">
                <text:p>3.57893049999257</text:p>
              </table:table-cell>
              <table:table-cell office:value-type="float" office:value="0.39008705499873">
                <text:p>0.39008705499873</text:p>
              </table:table-cell>
              <table:table-cell office:value-type="float" office:value="0.073">
                <text:p>0.073</text:p>
              </table:table-cell>
              <table:table-cell office:value-type="float" office:value="0.022">
                <text:p>0.02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41077">
                <text:p>2141077</text:p>
              </table:table-cell>
              <table:table-cell office:value-type="float" office:value="0.66877322999062">
                <text:p>0.66877322999062</text:p>
              </table:table-cell>
              <table:table-cell office:value-type="float" office:value="3.89159452500462">
                <text:p>3.89159452500462</text:p>
              </table:table-cell>
              <table:table-cell office:value-type="float" office:value="0.498389825996128">
                <text:p>0.498389825996128</text:p>
              </table:table-cell>
              <table:table-cell office:value-type="float" office:value="0.335">
                <text:p>0.335</text:p>
              </table:table-cell>
              <table:table-cell office:value-type="float" office:value="0.094">
                <text:p>0.0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61891">
                <text:p>1061891</text:p>
              </table:table-cell>
              <table:table-cell office:value-type="float" office:value="0.543829050002387">
                <text:p>0.543829050002387</text:p>
              </table:table-cell>
              <table:table-cell office:value-type="float" office:value="3.73071445598907">
                <text:p>3.73071445598907</text:p>
              </table:table-cell>
              <table:table-cell office:value-type="float" office:value="0.42224863699812">
                <text:p>0.42224863699812</text:p>
              </table:table-cell>
              <table:table-cell office:value-type="float" office:value="0.219">
                <text:p>0.219</text:p>
              </table:table-cell>
              <table:table-cell office:value-type="float" office:value="0.073">
                <text:p>0.073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1">
                <text:p>1441</text:p>
              </table:table-cell>
              <table:table-cell office:value-type="float" office:value="0.46799189200101">
                <text:p>0.46799189200101</text:p>
              </table:table-cell>
              <table:table-cell office:value-type="float" office:value="3.6241933840065">
                <text:p>3.6241933840065</text:p>
              </table:table-cell>
              <table:table-cell office:value-type="float" office:value="0.348523788998136">
                <text:p>0.348523788998136</text:p>
              </table:table-cell>
              <table:table-cell office:value-type="float" office:value="0.018">
                <text:p>0.018</text:p>
              </table:table-cell>
              <table:table-cell office:value-type="float" office:value="0.002">
                <text:p>0.00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76624">
                <text:p>1076624</text:p>
              </table:table-cell>
              <table:table-cell office:value-type="float" office:value="0.593070710994653">
                <text:p>0.593070710994653</text:p>
              </table:table-cell>
              <table:table-cell office:value-type="float" office:value="3.74951025699556">
                <text:p>3.74951025699556</text:p>
              </table:table-cell>
              <table:table-cell office:value-type="float" office:value="0.476674863995868">
                <text:p>0.476674863995868</text:p>
              </table:table-cell>
              <table:table-cell office:value-type="float" office:value="0.216">
                <text:p>0.216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9488">
                <text:p>949488</text:p>
              </table:table-cell>
              <table:table-cell office:value-type="float" office:value="0.555487347999588">
                <text:p>0.555487347999588</text:p>
              </table:table-cell>
              <table:table-cell office:value-type="float" office:value="3.79952244799642">
                <text:p>3.79952244799642</text:p>
              </table:table-cell>
              <table:table-cell office:value-type="float" office:value="0.461954426995362">
                <text:p>0.461954426995362</text:p>
              </table:table-cell>
              <table:table-cell office:value-type="float" office:value="0.113">
                <text:p>0.113</text:p>
              </table:table-cell>
              <table:table-cell office:value-type="float" office:value="0.056">
                <text:p>0.056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148965">
                <text:p>15148965</text:p>
              </table:table-cell>
              <table:table-cell office:value-type="float" office:value="0.93457394100551">
                <text:p>0.93457394100551</text:p>
              </table:table-cell>
              <table:table-cell office:value-type="float" office:value="4.12723748800636">
                <text:p>4.12723748800636</text:p>
              </table:table-cell>
              <table:table-cell office:value-type="float" office:value="0.632926870996016">
                <text:p>0.632926870996016</text:p>
              </table:table-cell>
              <table:table-cell office:value-type="float" office:value="4.608">
                <text:p>4.608</text:p>
              </table:table-cell>
              <table:table-cell office:value-type="float" office:value="3.994">
                <text:p>3.99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2766">
                <text:p>1442766</text:p>
              </table:table-cell>
              <table:table-cell office:value-type="float" office:value="0.654870819998905">
                <text:p>0.654870819998905</text:p>
              </table:table-cell>
              <table:table-cell office:value-type="float" office:value="3.84880266699474">
                <text:p>3.84880266699474</text:p>
              </table:table-cell>
              <table:table-cell office:value-type="float" office:value="0.511379240007955">
                <text:p>0.511379240007955</text:p>
              </table:table-cell>
              <table:table-cell office:value-type="float" office:value="0.253">
                <text:p>0.253</text:p>
              </table:table-cell>
              <table:table-cell office:value-type="float" office:value="0.085">
                <text:p>0.085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2284">
                <text:p>1532284</text:p>
              </table:table-cell>
              <table:table-cell office:value-type="float" office:value="0.543393451007432">
                <text:p>0.543393451007432</text:p>
              </table:table-cell>
              <table:table-cell office:value-type="float" office:value="3.7096391160012">
                <text:p>3.7096391160012</text:p>
              </table:table-cell>
              <table:table-cell office:value-type="float" office:value="0.421508498999174">
                <text:p>0.421508498999174</text:p>
              </table:table-cell>
              <table:table-cell office:value-type="float" office:value="0.247">
                <text:p>0.247</text:p>
              </table:table-cell>
              <table:table-cell office:value-type="float" office:value="0.072">
                <text:p>0.07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67286">
                <text:p>3267286</text:p>
              </table:table-cell>
              <table:table-cell office:value-type="float" office:value="0.97526365199883">
                <text:p>0.97526365199883</text:p>
              </table:table-cell>
              <table:table-cell office:value-type="float" office:value="4.17763434599328">
                <text:p>4.17763434599328</text:p>
              </table:table-cell>
              <table:table-cell office:value-type="float" office:value="0.668130517995451">
                <text:p>0.668130517995451</text:p>
              </table:table-cell>
              <table:table-cell office:value-type="float" office:value="0.419">
                <text:p>0.419</text:p>
              </table:table-cell>
              <table:table-cell office:value-type="float" office:value="0.148">
                <text:p>0.14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3720">
                <text:p>213720</text:p>
              </table:table-cell>
              <table:table-cell office:value-type="float" office:value="0.518899789996794">
                <text:p>0.518899789996794</text:p>
              </table:table-cell>
              <table:table-cell office:value-type="float" office:value="3.66864594699291">
                <text:p>3.66864594699291</text:p>
              </table:table-cell>
              <table:table-cell office:value-type="float" office:value="0.415901083993958">
                <text:p>0.415901083993958</text:p>
              </table:table-cell>
              <table:table-cell office:value-type="float" office:value="0.099">
                <text:p>0.099</text:p>
              </table:table-cell>
              <table:table-cell office:value-type="float" office:value="0.033">
                <text:p>0.033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90603">
                <text:p>1390603</text:p>
              </table:table-cell>
              <table:table-cell office:value-type="float" office:value="0.571371532991179">
                <text:p>0.571371532991179</text:p>
              </table:table-cell>
              <table:table-cell office:value-type="float" office:value="3.74661724200996">
                <text:p>3.74661724200996</text:p>
              </table:table-cell>
              <table:table-cell office:value-type="float" office:value="0.469157229003031">
                <text:p>0.469157229003031</text:p>
              </table:table-cell>
              <table:table-cell office:value-type="float" office:value="0.255">
                <text:p>0.255</text:p>
              </table:table-cell>
              <table:table-cell office:value-type="float" office:value="0.079">
                <text:p>0.07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996464">
                <text:p>21996464</text:p>
              </table:table-cell>
              <table:table-cell office:value-type="float" office:value="1.12258067600487">
                <text:p>1.12258067600487</text:p>
              </table:table-cell>
              <table:table-cell office:value-type="float" office:value="4.32343909499468">
                <text:p>4.32343909499468</text:p>
              </table:table-cell>
              <table:table-cell office:value-type="float" office:value="0.805280014988966">
                <text:p>0.805280014988966</text:p>
              </table:table-cell>
              <table:table-cell office:value-type="float" office:value="5.399">
                <text:p>5.399</text:p>
              </table:table-cell>
              <table:table-cell office:value-type="float" office:value="1.109">
                <text:p>1.10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45263">
                <text:p>4645263</text:p>
              </table:table-cell>
              <table:table-cell office:value-type="float" office:value="1.20292358699953">
                <text:p>1.20292358699953</text:p>
              </table:table-cell>
              <table:table-cell office:value-type="float" office:value="4.57124673300132">
                <text:p>4.57124673300132</text:p>
              </table:table-cell>
              <table:table-cell office:value-type="float" office:value="0.764829312000074">
                <text:p>0.764829312000074</text:p>
              </table:table-cell>
              <table:table-cell office:value-type="float" office:value="1.78">
                <text:p>1.78</text:p>
              </table:table-cell>
              <table:table-cell office:value-type="float" office:value="0.19">
                <text:p>0.1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211">
                <text:p>28211</text:p>
              </table:table-cell>
              <table:table-cell office:value-type="float" office:value="0.461248908992275">
                <text:p>0.461248908992275</text:p>
              </table:table-cell>
              <table:table-cell office:value-type="float" office:value="3.54548159999831">
                <text:p>3.54548159999831</text:p>
              </table:table-cell>
              <table:table-cell office:value-type="float" office:value="0.405325899992022">
                <text:p>0.405325899992022</text:p>
              </table:table-cell>
              <table:table-cell office:value-type="float" office:value="0.075">
                <text:p>0.075</text:p>
              </table:table-cell>
              <table:table-cell office:value-type="float" office:value="0.023">
                <text:p>0.023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28066">
                <text:p>3028066</text:p>
              </table:table-cell>
              <table:table-cell office:value-type="float" office:value="0.973345803999109">
                <text:p>0.973345803999109</text:p>
              </table:table-cell>
              <table:table-cell office:value-type="float" office:value="4.18107254699862">
                <text:p>4.18107254699862</text:p>
              </table:table-cell>
              <table:table-cell office:value-type="float" office:value="0.703121818005457">
                <text:p>0.703121818005457</text:p>
              </table:table-cell>
              <table:table-cell office:value-type="float" office:value="0.395">
                <text:p>0.395</text:p>
              </table:table-cell>
              <table:table-cell office:value-type="float" office:value="0.347">
                <text:p>0.34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29431">
                <text:p>13229431</text:p>
              </table:table-cell>
              <table:table-cell office:value-type="float" office:value="0.856147931001033">
                <text:p>0.856147931001033</text:p>
              </table:table-cell>
              <table:table-cell office:value-type="float" office:value="4.07065639999928">
                <text:p>4.07065639999928</text:p>
              </table:table-cell>
              <table:table-cell office:value-type="float" office:value="0.590906758996425">
                <text:p>0.590906758996425</text:p>
              </table:table-cell>
              <table:table-cell office:value-type="float" office:value="4.093">
                <text:p>4.093</text:p>
              </table:table-cell>
              <table:table-cell office:value-type="float" office:value="0.488">
                <text:p>0.48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5004">
                <text:p>945004</text:p>
              </table:table-cell>
              <table:table-cell office:value-type="float" office:value="0.58455762900121">
                <text:p>0.58455762900121</text:p>
              </table:table-cell>
              <table:table-cell office:value-type="float" office:value="3.75678720799624">
                <text:p>3.75678720799624</text:p>
              </table:table-cell>
              <table:table-cell office:value-type="float" office:value="0.44334895600332">
                <text:p>0.44334895600332</text:p>
              </table:table-cell>
              <table:table-cell office:value-type="float" office:value="0.205">
                <text:p>0.205</text:p>
              </table:table-cell>
              <table:table-cell office:value-type="float" office:value="0.064">
                <text:p>0.06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708899">
                <text:p>10708899</text:p>
              </table:table-cell>
              <table:table-cell office:value-type="float" office:value="0.803183946991339">
                <text:p>0.803183946991339</text:p>
              </table:table-cell>
              <table:table-cell office:value-type="float" office:value="3.99347932799719">
                <text:p>3.99347932799719</text:p>
              </table:table-cell>
              <table:table-cell office:value-type="float" office:value="0.605812637004419">
                <text:p>0.605812637004419</text:p>
              </table:table-cell>
              <table:table-cell office:value-type="float" office:value="2.342">
                <text:p>2.342</text:p>
              </table:table-cell>
              <table:table-cell office:value-type="float" office:value="1.008">
                <text:p>1.00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29544">
                <text:p>729544</text:p>
              </table:table-cell>
              <table:table-cell office:value-type="float" office:value="0.501376265994622">
                <text:p>0.501376265994622</text:p>
              </table:table-cell>
              <table:table-cell office:value-type="float" office:value="3.6937790929951">
                <text:p>3.6937790929951</text:p>
              </table:table-cell>
              <table:table-cell office:value-type="float" office:value="0.418910804000916">
                <text:p>0.418910804000916</text:p>
              </table:table-cell>
              <table:table-cell office:value-type="float" office:value="0.1">
                <text:p>0.1</text:p>
              </table:table-cell>
              <table:table-cell office:value-type="float" office:value="0.036">
                <text:p>0.036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4141">
                <text:p>274141</text:p>
              </table:table-cell>
              <table:table-cell office:value-type="float" office:value="0.481231457000831">
                <text:p>0.481231457000831</text:p>
              </table:table-cell>
              <table:table-cell office:value-type="float" office:value="3.68264808598906">
                <text:p>3.68264808598906</text:p>
              </table:table-cell>
              <table:table-cell office:value-type="float" office:value="0.420751518991892">
                <text:p>0.420751518991892</text:p>
              </table:table-cell>
              <table:table-cell office:value-type="float" office:value="0.062">
                <text:p>0.062</text:p>
              </table:table-cell>
              <table:table-cell office:value-type="float" office:value="0.017">
                <text:p>0.01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4647">
                <text:p>194647</text:p>
              </table:table-cell>
              <table:table-cell office:value-type="float" office:value="0.501508073997684">
                <text:p>0.501508073997684</text:p>
              </table:table-cell>
              <table:table-cell office:value-type="float" office:value="3.71403969499806">
                <text:p>3.71403969499806</text:p>
              </table:table-cell>
              <table:table-cell office:value-type="float" office:value="0.379085944005055">
                <text:p>0.379085944005055</text:p>
              </table:table-cell>
              <table:table-cell office:value-type="float" office:value="0.056">
                <text:p>0.056</text:p>
              </table:table-cell>
              <table:table-cell office:value-type="float" office:value="0.015">
                <text:p>0.015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79362">
                <text:p>6979362</text:p>
              </table:table-cell>
              <table:table-cell office:value-type="float" office:value="0.760545477998676">
                <text:p>0.760545477998676</text:p>
              </table:table-cell>
              <table:table-cell office:value-type="float" office:value="3.96301603400207">
                <text:p>3.96301603400207</text:p>
              </table:table-cell>
              <table:table-cell office:value-type="float" office:value="0.609363762996509">
                <text:p>0.609363762996509</text:p>
              </table:table-cell>
              <table:table-cell office:value-type="float" office:value="1.687">
                <text:p>1.687</text:p>
              </table:table-cell>
              <table:table-cell office:value-type="float" office:value="0.312">
                <text:p>0.31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8">
                <text:p>358</text:p>
              </table:table-cell>
              <table:table-cell office:value-type="float" office:value="0.471816361998208">
                <text:p>0.471816361998208</text:p>
              </table:table-cell>
              <table:table-cell office:value-type="float" office:value="3.63169995800126">
                <text:p>3.63169995800126</text:p>
              </table:table-cell>
              <table:table-cell office:value-type="float" office:value="0.347427380998852">
                <text:p>0.347427380998852</text:p>
              </table:table-cell>
              <table:table-cell office:value-type="float" office:value="0.043">
                <text:p>0.043</text:p>
              </table:table-cell>
              <table:table-cell office:value-type="float" office:value="0.005">
                <text:p>0.00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6398">
                <text:p>1816398</text:p>
              </table:table-cell>
              <table:table-cell office:value-type="float" office:value="0.591830025994568">
                <text:p>0.591830025994568</text:p>
              </table:table-cell>
              <table:table-cell office:value-type="float" office:value="3.79775312400307">
                <text:p>3.79775312400307</text:p>
              </table:table-cell>
              <table:table-cell office:value-type="float" office:value="0.512849314996856">
                <text:p>0.512849314996856</text:p>
              </table:table-cell>
              <table:table-cell office:value-type="float" office:value="0.24">
                <text:p>0.24</text:p>
              </table:table-cell>
              <table:table-cell office:value-type="float" office:value="0.083">
                <text:p>0.083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5253">
                <text:p>1645253</text:p>
              </table:table-cell>
              <table:table-cell office:value-type="float" office:value="0.625657056996715">
                <text:p>0.625657056996715</text:p>
              </table:table-cell>
              <table:table-cell office:value-type="float" office:value="3.79636384699552">
                <text:p>3.79636384699552</text:p>
              </table:table-cell>
              <table:table-cell office:value-type="float" office:value="0.477397754002595">
                <text:p>0.477397754002595</text:p>
              </table:table-cell>
              <table:table-cell office:value-type="float" office:value="0.297">
                <text:p>0.297</text:p>
              </table:table-cell>
              <table:table-cell office:value-type="float" office:value="0.094">
                <text:p>0.09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3923">
                <text:p>573923</text:p>
              </table:table-cell>
              <table:table-cell office:value-type="float" office:value="0.492203082001652">
                <text:p>0.492203082001652</text:p>
              </table:table-cell>
              <table:table-cell office:value-type="float" office:value="3.6671415430028">
                <text:p>3.6671415430028</text:p>
              </table:table-cell>
              <table:table-cell office:value-type="float" office:value="0.397744212998077">
                <text:p>0.397744212998077</text:p>
              </table:table-cell>
              <table:table-cell office:value-type="float" office:value="0.189">
                <text:p>0.189</text:p>
              </table:table-cell>
              <table:table-cell office:value-type="float" office:value="0.051">
                <text:p>0.051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834344">
                <text:p>5834344</text:p>
              </table:table-cell>
              <table:table-cell office:value-type="float" office:value="0.638965336009278">
                <text:p>0.638965336009278</text:p>
              </table:table-cell>
              <table:table-cell office:value-type="float" office:value="3.79334800300421">
                <text:p>3.79334800300421</text:p>
              </table:table-cell>
              <table:table-cell office:value-type="float" office:value="0.493636084996979">
                <text:p>0.493636084996979</text:p>
              </table:table-cell>
              <table:table-cell office:value-type="float" office:value="1.541">
                <text:p>1.541</text:p>
              </table:table-cell>
              <table:table-cell office:value-type="float" office:value="4.587">
                <text:p>4.58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5407">
                <text:p>1005407</text:p>
              </table:table-cell>
              <table:table-cell office:value-type="float" office:value="0.576186001009773">
                <text:p>0.576186001009773</text:p>
              </table:table-cell>
              <table:table-cell office:value-type="float" office:value="3.72196145899943">
                <text:p>3.72196145899943</text:p>
              </table:table-cell>
              <table:table-cell office:value-type="float" office:value="0.423985426998115">
                <text:p>0.423985426998115</text:p>
              </table:table-cell>
              <table:table-cell office:value-type="float" office:value="0.221">
                <text:p>0.221</text:p>
              </table:table-cell>
              <table:table-cell office:value-type="float" office:value="0.065">
                <text:p>0.065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8410">
                <text:p>388410</text:p>
              </table:table-cell>
              <table:table-cell office:value-type="float" office:value="0.497802573008812">
                <text:p>0.497802573008812</text:p>
              </table:table-cell>
              <table:table-cell office:value-type="float" office:value="3.70343372398929">
                <text:p>3.70343372398929</text:p>
              </table:table-cell>
              <table:table-cell office:value-type="float" office:value="0.417535158005194">
                <text:p>0.417535158005194</text:p>
              </table:table-cell>
              <table:table-cell office:value-type="float" office:value="0.092">
                <text:p>0.092</text:p>
              </table:table-cell>
              <table:table-cell office:value-type="float" office:value="0.025">
                <text:p>0.02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7954">
                <text:p>1987954</text:p>
              </table:table-cell>
              <table:table-cell office:value-type="float" office:value="0.578292760998011">
                <text:p>0.578292760998011</text:p>
              </table:table-cell>
              <table:table-cell office:value-type="float" office:value="3.92838578499504">
                <text:p>3.92838578499504</text:p>
              </table:table-cell>
              <table:table-cell office:value-type="float" office:value="0.503636524998001">
                <text:p>0.503636524998001</text:p>
              </table:table-cell>
              <table:table-cell office:value-type="float" office:value="0.272">
                <text:p>0.272</text:p>
              </table:table-cell>
              <table:table-cell office:value-type="float" office:value="0.077">
                <text:p>0.07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5218">
                <text:p>335218</text:p>
              </table:table-cell>
              <table:table-cell office:value-type="float" office:value="0.474824428994907">
                <text:p>0.474824428994907</text:p>
              </table:table-cell>
              <table:table-cell office:value-type="float" office:value="3.58846391800034">
                <text:p>3.58846391800034</text:p>
              </table:table-cell>
              <table:table-cell office:value-type="float" office:value="0.390214533996186">
                <text:p>0.390214533996186</text:p>
              </table:table-cell>
              <table:table-cell office:value-type="float" office:value="0.08">
                <text:p>0.08</text:p>
              </table:table-cell>
              <table:table-cell office:value-type="float" office:value="0.025">
                <text:p>0.02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8355">
                <text:p>368355</text:p>
              </table:table-cell>
              <table:table-cell office:value-type="float" office:value="0.497569372993894">
                <text:p>0.497569372993894</text:p>
              </table:table-cell>
              <table:table-cell office:value-type="float" office:value="3.67083811599878">
                <text:p>3.67083811599878</text:p>
              </table:table-cell>
              <table:table-cell office:value-type="float" office:value="0.39897042499797">
                <text:p>0.39897042499797</text:p>
              </table:table-cell>
              <table:table-cell office:value-type="float" office:value="0.185">
                <text:p>0.185</text:p>
              </table:table-cell>
              <table:table-cell office:value-type="float" office:value="0.044">
                <text:p>0.044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56228">
                <text:p>1456228</text:p>
              </table:table-cell>
              <table:table-cell office:value-type="float" office:value="0.710461759997997">
                <text:p>0.710461759997997</text:p>
              </table:table-cell>
              <table:table-cell office:value-type="float" office:value="3.86248799299938">
                <text:p>3.86248799299938</text:p>
              </table:table-cell>
              <table:table-cell office:value-type="float" office:value="0.548653568999725">
                <text:p>0.548653568999725</text:p>
              </table:table-cell>
              <table:table-cell office:value-type="float" office:value="0.225">
                <text:p>0.225</text:p>
              </table:table-cell>
              <table:table-cell office:value-type="float" office:value="0.07">
                <text:p>0.0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10113">
                <text:p>610113</text:p>
              </table:table-cell>
              <table:table-cell office:value-type="float" office:value="0.522526112006744">
                <text:p>0.522526112006744</text:p>
              </table:table-cell>
              <table:table-cell office:value-type="float" office:value="3.70682055699581">
                <text:p>3.70682055699581</text:p>
              </table:table-cell>
              <table:table-cell office:value-type="float" office:value="0.399816648990964">
                <text:p>0.399816648990964</text:p>
              </table:table-cell>
              <table:table-cell office:value-type="float" office:value="0.115">
                <text:p>0.115</text:p>
              </table:table-cell>
              <table:table-cell office:value-type="float" office:value="0.038">
                <text:p>0.03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44228">
                <text:p>2444228</text:p>
              </table:table-cell>
              <table:table-cell office:value-type="float" office:value="0.651551432994893">
                <text:p>0.651551432994893</text:p>
              </table:table-cell>
              <table:table-cell office:value-type="float" office:value="3.85289231099887">
                <text:p>3.85289231099887</text:p>
              </table:table-cell>
              <table:table-cell office:value-type="float" office:value="0.503916476998711">
                <text:p>0.503916476998711</text:p>
              </table:table-cell>
              <table:table-cell office:value-type="float" office:value="0.358">
                <text:p>0.358</text:p>
              </table:table-cell>
              <table:table-cell office:value-type="float" office:value="0.113">
                <text:p>0.11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58201">
                <text:p>1758201</text:p>
              </table:table-cell>
              <table:table-cell office:value-type="float" office:value="0.607386721996591">
                <text:p>0.607386721996591</text:p>
              </table:table-cell>
              <table:table-cell office:value-type="float" office:value="3.79809869900055">
                <text:p>3.79809869900055</text:p>
              </table:table-cell>
              <table:table-cell office:value-type="float" office:value="0.486305653990712">
                <text:p>0.486305653990712</text:p>
              </table:table-cell>
              <table:table-cell office:value-type="float" office:value="0.25">
                <text:p>0.25</text:p>
              </table:table-cell>
              <table:table-cell office:value-type="float" office:value="0.079">
                <text:p>0.07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51156">
                <text:p>1051156</text:p>
              </table:table-cell>
              <table:table-cell office:value-type="float" office:value="0.522184809000464">
                <text:p>0.522184809000464</text:p>
              </table:table-cell>
              <table:table-cell office:value-type="float" office:value="3.74097744299797">
                <text:p>3.74097744299797</text:p>
              </table:table-cell>
              <table:table-cell office:value-type="float" office:value="0.419940402993234">
                <text:p>0.419940402993234</text:p>
              </table:table-cell>
              <table:table-cell office:value-type="float" office:value="0.207">
                <text:p>0.207</text:p>
              </table:table-cell>
              <table:table-cell office:value-type="float" office:value="0.066">
                <text:p>0.066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63827">
                <text:p>2363827</text:p>
              </table:table-cell>
              <table:table-cell office:value-type="float" office:value="0.664492379000876">
                <text:p>0.664492379000876</text:p>
              </table:table-cell>
              <table:table-cell office:value-type="float" office:value="3.85147254499316">
                <text:p>3.85147254499316</text:p>
              </table:table-cell>
              <table:table-cell office:value-type="float" office:value="0.49978933800594">
                <text:p>0.49978933800594</text:p>
              </table:table-cell>
              <table:table-cell office:value-type="float" office:value="0.343">
                <text:p>0.343</text:p>
              </table:table-cell>
              <table:table-cell office:value-type="float" office:value="0.097">
                <text:p>0.097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05736">
                <text:p>2905736</text:p>
              </table:table-cell>
              <table:table-cell office:value-type="float" office:value="0.751575500995386">
                <text:p>0.751575500995386</text:p>
              </table:table-cell>
              <table:table-cell office:value-type="float" office:value="3.96716888299852">
                <text:p>3.96716888299852</text:p>
              </table:table-cell>
              <table:table-cell office:value-type="float" office:value="0.56055094099429">
                <text:p>0.56055094099429</text:p>
              </table:table-cell>
              <table:table-cell office:value-type="float" office:value="0.41">
                <text:p>0.41</text:p>
              </table:table-cell>
              <table:table-cell office:value-type="float" office:value="0.125">
                <text:p>0.125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49575">
                <text:p>2149575</text:p>
              </table:table-cell>
              <table:table-cell office:value-type="float" office:value="0.631896664010128">
                <text:p>0.631896664010128</text:p>
              </table:table-cell>
              <table:table-cell office:value-type="float" office:value="3.84506270599377">
                <text:p>3.84506270599377</text:p>
              </table:table-cell>
              <table:table-cell office:value-type="float" office:value="0.488344637997216">
                <text:p>0.488344637997216</text:p>
              </table:table-cell>
              <table:table-cell office:value-type="float" office:value="0.322">
                <text:p>0.322</text:p>
              </table:table-cell>
              <table:table-cell office:value-type="float" office:value="0.093">
                <text:p>0.09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28406">
                <text:p>4928406</text:p>
              </table:table-cell>
              <table:table-cell office:value-type="float" office:value="1.10459665200324">
                <text:p>1.10459665200324</text:p>
              </table:table-cell>
              <table:table-cell office:value-type="float" office:value="4.32519565599796">
                <text:p>4.32519565599796</text:p>
              </table:table-cell>
              <table:table-cell office:value-type="float" office:value="0.735733291992801">
                <text:p>0.735733291992801</text:p>
              </table:table-cell>
              <table:table-cell office:value-type="float" office:value="1.998">
                <text:p>1.998</text:p>
              </table:table-cell>
              <table:table-cell office:value-type="float" office:value="0.546">
                <text:p>0.54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52497">
                <text:p>2352497</text:p>
              </table:table-cell>
              <table:table-cell office:value-type="float" office:value="0.714951889996883">
                <text:p>0.714951889996883</text:p>
              </table:table-cell>
              <table:table-cell office:value-type="float" office:value="3.94152085400128">
                <text:p>3.94152085400128</text:p>
              </table:table-cell>
              <table:table-cell office:value-type="float" office:value="0.513795306993416">
                <text:p>0.513795306993416</text:p>
              </table:table-cell>
              <table:table-cell office:value-type="float" office:value="0.309">
                <text:p>0.309</text:p>
              </table:table-cell>
              <table:table-cell office:value-type="float" office:value="0.092">
                <text:p>0.092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00463">
                <text:p>2300463</text:p>
              </table:table-cell>
              <table:table-cell office:value-type="float" office:value="0.719537485012552">
                <text:p>0.719537485012552</text:p>
              </table:table-cell>
              <table:table-cell office:value-type="float" office:value="3.91507768799784">
                <text:p>3.91507768799784</text:p>
              </table:table-cell>
              <table:table-cell office:value-type="float" office:value="0.525821706993156">
                <text:p>0.525821706993156</text:p>
              </table:table-cell>
              <table:table-cell office:value-type="float" office:value="0.369">
                <text:p>0.369</text:p>
              </table:table-cell>
              <table:table-cell office:value-type="float" office:value="0.123">
                <text:p>0.12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0182">
                <text:p>720182</text:p>
              </table:table-cell>
              <table:table-cell office:value-type="float" office:value="0.474848067999119">
                <text:p>0.474848067999119</text:p>
              </table:table-cell>
              <table:table-cell office:value-type="float" office:value="3.60274865300744">
                <text:p>3.60274865300744</text:p>
              </table:table-cell>
              <table:table-cell office:value-type="float" office:value="0.395391051002662">
                <text:p>0.395391051002662</text:p>
              </table:table-cell>
              <table:table-cell office:value-type="float" office:value="0.111">
                <text:p>0.111</text:p>
              </table:table-cell>
              <table:table-cell office:value-type="float" office:value="0.036">
                <text:p>0.036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2139">
                <text:p>872139</text:p>
              </table:table-cell>
              <table:table-cell office:value-type="float" office:value="0.493628044001525">
                <text:p>0.493628044001525</text:p>
              </table:table-cell>
              <table:table-cell office:value-type="float" office:value="3.6404963350069">
                <text:p>3.6404963350069</text:p>
              </table:table-cell>
              <table:table-cell office:value-type="float" office:value="0.388831862001098">
                <text:p>0.388831862001098</text:p>
              </table:table-cell>
              <table:table-cell office:value-type="float" office:value="0.109">
                <text:p>0.109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6">
                <text:p>216</text:p>
              </table:table-cell>
              <table:table-cell office:value-type="float" office:value="0.45245592900028">
                <text:p>0.45245592900028</text:p>
              </table:table-cell>
              <table:table-cell office:value-type="float" office:value="3.39487166200706">
                <text:p>3.39487166200706</text:p>
              </table:table-cell>
              <table:table-cell office:value-type="float" office:value="0.365326897997875">
                <text:p>0.365326897997875</text:p>
              </table:table-cell>
              <table:table-cell office:value-type="float" office:value="0.014">
                <text:p>0.014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4912">
                <text:p>774912</text:p>
              </table:table-cell>
              <table:table-cell office:value-type="float" office:value="0.533643279995886">
                <text:p>0.533643279995886</text:p>
              </table:table-cell>
              <table:table-cell office:value-type="float" office:value="3.6734397560067">
                <text:p>3.6734397560067</text:p>
              </table:table-cell>
              <table:table-cell office:value-type="float" office:value="0.398754638998071">
                <text:p>0.398754638998071</text:p>
              </table:table-cell>
              <table:table-cell office:value-type="float" office:value="0.173">
                <text:p>0.173</text:p>
              </table:table-cell>
              <table:table-cell office:value-type="float" office:value="0.045">
                <text:p>0.04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37706">
                <text:p>2037706</text:p>
              </table:table-cell>
              <table:table-cell office:value-type="float" office:value="0.586711270007072">
                <text:p>0.586711270007072</text:p>
              </table:table-cell>
              <table:table-cell office:value-type="float" office:value="3.80756061300053">
                <text:p>3.80756061300053</text:p>
              </table:table-cell>
              <table:table-cell office:value-type="float" office:value="0.505632012995193">
                <text:p>0.505632012995193</text:p>
              </table:table-cell>
              <table:table-cell office:value-type="float" office:value="0.335">
                <text:p>0.335</text:p>
              </table:table-cell>
              <table:table-cell office:value-type="float" office:value="0.1">
                <text:p>0.1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56909">
                <text:p>5056909</text:p>
              </table:table-cell>
              <table:table-cell office:value-type="float" office:value="0.951304440997774">
                <text:p>0.951304440997774</text:p>
              </table:table-cell>
              <table:table-cell office:value-type="float" office:value="4.16219284200633">
                <text:p>4.16219284200633</text:p>
              </table:table-cell>
              <table:table-cell office:value-type="float" office:value="0.663710371998604">
                <text:p>0.663710371998604</text:p>
              </table:table-cell>
              <table:table-cell office:value-type="float" office:value="1.81">
                <text:p>1.81</text:p>
              </table:table-cell>
              <table:table-cell office:value-type="float" office:value="0.219">
                <text:p>0.21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725">
                <text:p>31725</text:p>
              </table:table-cell>
              <table:table-cell office:value-type="float" office:value="0.456729498007917">
                <text:p>0.456729498007917</text:p>
              </table:table-cell>
              <table:table-cell office:value-type="float" office:value="3.50260299201182">
                <text:p>3.50260299201182</text:p>
              </table:table-cell>
              <table:table-cell office:value-type="float" office:value="0.395162601009361">
                <text:p>0.395162601009361</text:p>
              </table:table-cell>
              <table:table-cell office:value-type="float" office:value="0.036">
                <text:p>0.036</text:p>
              </table:table-cell>
              <table:table-cell office:value-type="float" office:value="0.008">
                <text:p>0.008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40542">
                <text:p>740542</text:p>
              </table:table-cell>
              <table:table-cell office:value-type="float" office:value="0.516253838010016">
                <text:p>0.516253838010016</text:p>
              </table:table-cell>
              <table:table-cell office:value-type="float" office:value="3.70260827601305">
                <text:p>3.70260827601305</text:p>
              </table:table-cell>
              <table:table-cell office:value-type="float" office:value="0.411635525990278">
                <text:p>0.411635525990278</text:p>
              </table:table-cell>
              <table:table-cell office:value-type="float" office:value="0.177">
                <text:p>0.177</text:p>
              </table:table-cell>
              <table:table-cell office:value-type="float" office:value="0.051">
                <text:p>0.05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2479">
                <text:p>462479</text:p>
              </table:table-cell>
              <table:table-cell office:value-type="float" office:value="0.519454547989881">
                <text:p>0.519454547989881</text:p>
              </table:table-cell>
              <table:table-cell office:value-type="float" office:value="3.68220440900768">
                <text:p>3.68220440900768</text:p>
              </table:table-cell>
              <table:table-cell office:value-type="float" office:value="0.416103171999566">
                <text:p>0.416103171999566</text:p>
              </table:table-cell>
              <table:table-cell office:value-type="float" office:value="0.168">
                <text:p>0.168</text:p>
              </table:table-cell>
              <table:table-cell office:value-type="float" office:value="0.046">
                <text:p>0.04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05970">
                <text:p>3305970</text:p>
              </table:table-cell>
              <table:table-cell office:value-type="float" office:value="0.803333486997872">
                <text:p>0.803333486997872</text:p>
              </table:table-cell>
              <table:table-cell office:value-type="float" office:value="3.95888340999954">
                <text:p>3.95888340999954</text:p>
              </table:table-cell>
              <table:table-cell office:value-type="float" office:value="0.633237141999416">
                <text:p>0.633237141999416</text:p>
              </table:table-cell>
              <table:table-cell office:value-type="float" office:value="0.418">
                <text:p>0.418</text:p>
              </table:table-cell>
              <table:table-cell office:value-type="float" office:value="0.172">
                <text:p>0.172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194">
                <text:p>51194</text:p>
              </table:table-cell>
              <table:table-cell office:value-type="float" office:value="0.479976481990889">
                <text:p>0.479976481990889</text:p>
              </table:table-cell>
              <table:table-cell office:value-type="float" office:value="3.61978973900841">
                <text:p>3.61978973900841</text:p>
              </table:table-cell>
              <table:table-cell office:value-type="float" office:value="0.376575971997227">
                <text:p>0.376575971997227</text:p>
              </table:table-cell>
              <table:table-cell office:value-type="float" office:value="0.057">
                <text:p>0.057</text:p>
              </table:table-cell>
              <table:table-cell office:value-type="float" office:value="0.016">
                <text:p>0.016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4374">
                <text:p>504374</text:p>
              </table:table-cell>
              <table:table-cell office:value-type="float" office:value="0.551256104998174">
                <text:p>0.551256104998174</text:p>
              </table:table-cell>
              <table:table-cell office:value-type="float" office:value="3.67783910699654">
                <text:p>3.67783910699654</text:p>
              </table:table-cell>
              <table:table-cell office:value-type="float" office:value="0.405698546004714">
                <text:p>0.405698546004714</text:p>
              </table:table-cell>
              <table:table-cell office:value-type="float" office:value="0.112">
                <text:p>0.112</text:p>
              </table:table-cell>
              <table:table-cell office:value-type="float" office:value="0.042">
                <text:p>0.042</text:p>
              </table:table-cell>
              <table:table-cell office:value-type="float" office:value="2.379">
                <text:p>2.3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86080">
                <text:p>2686080</text:p>
              </table:table-cell>
              <table:table-cell office:value-type="float" office:value="0.756495860012365">
                <text:p>0.756495860012365</text:p>
              </table:table-cell>
              <table:table-cell office:value-type="float" office:value="3.95300726099231">
                <text:p>3.95300726099231</text:p>
              </table:table-cell>
              <table:table-cell office:value-type="float" office:value="0.58495718499762">
                <text:p>0.58495718499762</text:p>
              </table:table-cell>
              <table:table-cell office:value-type="float" office:value="0.366">
                <text:p>0.366</text:p>
              </table:table-cell>
              <table:table-cell office:value-type="float" office:value="0.401">
                <text:p>0.40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8003">
                <text:p>348003</text:p>
              </table:table-cell>
              <table:table-cell office:value-type="float" office:value="0.53506767199724">
                <text:p>0.53506767199724</text:p>
              </table:table-cell>
              <table:table-cell office:value-type="float" office:value="3.65275735899922">
                <text:p>3.65275735899922</text:p>
              </table:table-cell>
              <table:table-cell office:value-type="float" office:value="0.419202044999111">
                <text:p>0.419202044999111</text:p>
              </table:table-cell>
              <table:table-cell office:value-type="float" office:value="0.182">
                <text:p>0.182</text:p>
              </table:table-cell>
              <table:table-cell office:value-type="float" office:value="0.047">
                <text:p>0.04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24565">
                <text:p>3824565</text:p>
              </table:table-cell>
              <table:table-cell office:value-type="float" office:value="0.836735995995696">
                <text:p>0.836735995995696</text:p>
              </table:table-cell>
              <table:table-cell office:value-type="float" office:value="4.0144349809998">
                <text:p>4.0144349809998</text:p>
              </table:table-cell>
              <table:table-cell office:value-type="float" office:value="0.604624504994717">
                <text:p>0.604624504994717</text:p>
              </table:table-cell>
              <table:table-cell office:value-type="float" office:value="0.432">
                <text:p>0.432</text:p>
              </table:table-cell>
              <table:table-cell office:value-type="float" office:value="0.157">
                <text:p>0.157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34705">
                <text:p>5034705</text:p>
              </table:table-cell>
              <table:table-cell office:value-type="float" office:value="0.8248400369921">
                <text:p>0.8248400369921</text:p>
              </table:table-cell>
              <table:table-cell office:value-type="float" office:value="4.04713632899802">
                <text:p>4.04713632899802</text:p>
              </table:table-cell>
              <table:table-cell office:value-type="float" office:value="0.593046648995369">
                <text:p>0.593046648995369</text:p>
              </table:table-cell>
              <table:table-cell office:value-type="float" office:value="1.304">
                <text:p>1.304</text:p>
              </table:table-cell>
              <table:table-cell office:value-type="float" office:value="0.182">
                <text:p>0.182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